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0.139in"/>
      <style:text-properties fo:font-size="10pt" style:font-size-asian="10pt"/>
    </style:style>
    <style:style style:name="P2" style:family="paragraph" style:parent-style-name="Frame_20_contents">
      <style:paragraph-properties fo:margin-left="0.0138in" fo:margin-right="0in" fo:line-height="0.1839in" fo:text-indent="0in" style:auto-text-indent="false"/>
    </style:style>
    <style:style style:name="P3" style:family="paragraph" style:parent-style-name="Frame_20_contents">
      <style:paragraph-properties fo:margin-left="0.0138in" fo:margin-right="0in" fo:line-height="0.2043in" fo:text-indent="0in" style:auto-text-indent="false"/>
    </style:style>
    <style:style style:name="P4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P5" style:family="paragraph" style:parent-style-name="Standard">
      <style:paragraph-properties fo:margin-left="0.0693in" fo:margin-right="0in" fo:margin-top="0.0366in" fo:margin-bottom="0in" loext:contextual-spacing="false" fo:line-height="100%" fo:text-indent="0in" style:auto-text-indent="false"/>
    </style:style>
    <style:style style:name="P6" style:family="paragraph" style:parent-style-name="Standard">
      <style:paragraph-properties fo:margin-left="0.0693in" fo:margin-right="0in" fo:line-height="100%" fo:text-indent="0in" style:auto-text-indent="false"/>
    </style:style>
    <style:style style:name="P7" style:family="paragraph" style:parent-style-name="Standard">
      <style:paragraph-properties fo:margin-top="0.0134in" fo:margin-bottom="0in" loext:contextual-spacing="false" fo:line-height="0.1807in"/>
      <style:text-properties fo:font-size="13pt" style:font-size-asian="13pt"/>
    </style:style>
    <style:style style:name="P8" style:family="paragraph" style:parent-style-name="Standard">
      <style:paragraph-properties fo:margin-left="0.0693in" fo:margin-right="0.1654in" fo:line-height="0.1902in" fo:text-indent="0in" style:auto-text-indent="false"/>
    </style:style>
    <style:style style:name="P9" style:family="paragraph" style:parent-style-name="Standard">
      <style:paragraph-properties fo:margin-left="0.0693in" fo:margin-right="0.1654in" fo:line-height="100%" fo:text-indent="0in" style:auto-text-indent="false"/>
    </style:style>
    <style:style style:name="P10" style:family="paragraph" style:parent-style-name="Standard">
      <style:paragraph-properties fo:margin-top="0.0091in" fo:margin-bottom="0in" loext:contextual-spacing="false" fo:line-height="0.1807in"/>
      <style:text-properties fo:font-size="13pt" style:font-size-asian="13pt"/>
    </style:style>
    <style:style style:name="P11" style:family="paragraph" style:parent-style-name="Standard">
      <style:paragraph-properties fo:margin-left="0.0693in" fo:margin-right="0.1217in" fo:line-height="100%" fo:text-indent="0in" style:auto-text-indent="false"/>
    </style:style>
    <style:style style:name="P12" style:family="paragraph" style:parent-style-name="Standard">
      <style:paragraph-properties fo:margin-top="0.011in" fo:margin-bottom="0in" loext:contextual-spacing="false" fo:line-height="0.1807in"/>
      <style:text-properties fo:font-size="13pt" style:font-size-asian="13pt"/>
    </style:style>
    <style:style style:name="P13" style:family="paragraph" style:parent-style-name="Standard">
      <style:paragraph-properties fo:margin-left="0.0693in" fo:margin-right="0.2327in" fo:line-height="100%" fo:text-indent="0in" style:auto-text-indent="false"/>
    </style:style>
    <style:style style:name="P14" style:family="paragraph" style:parent-style-name="Standard">
      <style:paragraph-properties fo:margin-left="0.1244in" fo:margin-right="0in" fo:margin-top="0.0307in" fo:margin-bottom="0in" loext:contextual-spacing="false" fo:line-height="100%" fo:text-indent="0in" style:auto-text-indent="false"/>
    </style:style>
    <style:style style:name="P15" style:family="paragraph" style:parent-style-name="Standard">
      <style:paragraph-properties fo:margin-left="0.1244in" fo:margin-right="0in" fo:margin-top="0.0118in" fo:margin-bottom="0in" loext:contextual-spacing="false" fo:line-height="100%" fo:text-indent="0in" style:auto-text-indent="false"/>
    </style:style>
    <style:style style:name="P16" style:family="paragraph" style:parent-style-name="Standard">
      <style:paragraph-properties fo:margin-left="0.1634in" fo:margin-right="2.8756in" fo:margin-top="0.0118in" fo:margin-bottom="0in" loext:contextual-spacing="false" fo:line-height="107%" fo:text-indent="0.1957in" style:auto-text-indent="false"/>
    </style:style>
    <style:style style:name="P17" style:family="paragraph" style:parent-style-name="Standard">
      <style:paragraph-properties fo:margin-left="0in" fo:margin-right="2.2799in" fo:line-height="100%" fo:text-align="center" style:justify-single-word="false" fo:text-indent="0in" style:auto-text-indent="false"/>
    </style:style>
    <style:style style:name="P18" style:family="paragraph" style:parent-style-name="Standard">
      <style:paragraph-properties fo:margin-left="0.1244in" fo:margin-right="0.661in" fo:margin-top="0.0118in" fo:margin-bottom="0in" loext:contextual-spacing="false" fo:line-height="107%" fo:text-indent="0in" style:auto-text-indent="false"/>
    </style:style>
    <style:style style:name="P19" style:family="paragraph" style:parent-style-name="Standard">
      <style:paragraph-properties fo:margin-top="0.0047in" fo:margin-bottom="0in" loext:contextual-spacing="false" fo:line-height="0.1665in"/>
      <style:text-properties fo:font-size="12pt" style:font-size-asian="12pt"/>
    </style:style>
    <style:style style:name="P20" style:family="paragraph" style:parent-style-name="Standard">
      <style:paragraph-properties fo:margin-top="0.0098in" fo:margin-bottom="0in" loext:contextual-spacing="false" fo:line-height="0.1945in"/>
      <style:text-properties fo:font-size="14pt" style:font-size-asian="14pt"/>
    </style:style>
    <style:style style:name="P21" style:family="paragraph" style:parent-style-name="Standard">
      <style:paragraph-properties fo:margin-top="0.0098in" fo:margin-bottom="0in" loext:contextual-spacing="false" fo:line-height="0.1665in"/>
      <style:text-properties fo:font-size="12pt" style:font-size-asian="12pt"/>
    </style:style>
    <style:style style:name="P22" style:family="paragraph" style:parent-style-name="Standard">
      <style:paragraph-properties fo:margin-left="0.0693in" fo:margin-right="0.1311in" fo:line-height="100%" fo:text-indent="0in" style:auto-text-indent="false"/>
    </style:style>
    <style:style style:name="P23" style:family="paragraph" style:parent-style-name="Standard">
      <style:paragraph-properties fo:margin-top="0.0043in" fo:margin-bottom="0in" loext:contextual-spacing="false" fo:line-height="0.139in"/>
      <style:text-properties fo:font-size="10pt" style:font-size-asian="10pt"/>
    </style:style>
    <style:style style:name="P24" style:family="paragraph" style:parent-style-name="Standard">
      <style:paragraph-properties fo:margin-top="0.0043in" fo:margin-bottom="0in" loext:contextual-spacing="false" fo:line-height="0.1252in"/>
      <style:text-properties fo:font-size="9pt" style:font-size-asian="9pt"/>
    </style:style>
    <style:style style:name="P25" style:family="paragraph" style:parent-style-name="Standard">
      <style:paragraph-properties fo:margin-top="0.0102in" fo:margin-bottom="0in" loext:contextual-spacing="false" fo:line-height="0.1528in"/>
      <style:text-properties fo:font-size="11pt" style:font-size-asian="11pt"/>
    </style:style>
    <style:style style:name="P26" style:family="paragraph" style:parent-style-name="Standard">
      <style:paragraph-properties fo:margin-left="0.0835in" fo:margin-right="0in" fo:margin-top="0.0508in" fo:margin-bottom="0in" loext:contextual-spacing="false" fo:line-height="100%" fo:text-indent="0in" style:auto-text-indent="false"/>
    </style:style>
    <style:style style:name="P27" style:family="paragraph" style:parent-style-name="Standard">
      <style:paragraph-properties fo:margin-left="0.2783in" fo:margin-right="4.652in" fo:margin-top="0.0563in" fo:margin-bottom="0in" loext:contextual-spacing="false" fo:line-height="109%" fo:text-indent="0in" style:auto-text-indent="false"/>
    </style:style>
    <style:style style:name="P28" style:family="paragraph" style:parent-style-name="Standard">
      <style:paragraph-properties fo:margin-left="0.2783in" fo:margin-right="0in" fo:line-height="100%" fo:text-indent="0in" style:auto-text-indent="false"/>
    </style:style>
    <style:style style:name="P29" style:family="paragraph" style:parent-style-name="Standard">
      <style:paragraph-properties fo:margin-top="0.0008in" fo:margin-bottom="0in" loext:contextual-spacing="false" fo:line-height="0.1043in"/>
      <style:text-properties fo:font-size="7.5pt" style:font-size-asian="7.5pt"/>
    </style:style>
    <style:style style:name="P30" style:family="paragraph" style:parent-style-name="Standard">
      <style:paragraph-properties fo:margin-top="0.0008in" fo:margin-bottom="0in" loext:contextual-spacing="false" fo:line-height="0.1181in"/>
      <style:text-properties fo:font-size="8.5pt" style:font-size-asian="8.5pt"/>
    </style:style>
    <style:style style:name="P31" style:family="paragraph" style:parent-style-name="Standard">
      <style:paragraph-properties fo:margin-top="0.0126in" fo:margin-bottom="0in" loext:contextual-spacing="false" fo:line-height="0.1528in"/>
      <style:text-properties fo:font-size="11pt" style:font-size-asian="11pt"/>
    </style:style>
    <style:style style:name="P32" style:family="paragraph" style:parent-style-name="Standard">
      <style:paragraph-properties fo:margin-left="0.1016in" fo:margin-right="2.3071in" fo:line-height="201%" fo:text-indent="0.0173in" style:auto-text-indent="false"/>
    </style:style>
    <style:style style:name="P33" style:family="paragraph" style:parent-style-name="Standard">
      <style:paragraph-properties fo:margin-left="0.1016in" fo:margin-right="0in" fo:margin-top="0.011in" fo:margin-bottom="0in" loext:contextual-spacing="false" fo:line-height="100%" fo:text-indent="0in" style:auto-text-indent="false"/>
    </style:style>
    <style:style style:name="P34" style:family="paragraph" style:parent-style-name="Standard">
      <style:paragraph-properties fo:margin-left="0.1016in" fo:margin-right="0in" fo:line-height="100%" fo:text-indent="0in" style:auto-text-indent="false"/>
    </style:style>
    <style:style style:name="P35" style:family="paragraph" style:parent-style-name="Standard">
      <style:paragraph-properties fo:margin-left="0.1016in" fo:margin-right="0in" fo:margin-top="0.0118in" fo:margin-bottom="0in" loext:contextual-spacing="false" fo:line-height="100%" fo:text-indent="0in" style:auto-text-indent="false"/>
    </style:style>
    <style:style style:name="P36" style:family="paragraph" style:parent-style-name="Standard">
      <style:paragraph-properties fo:margin-left="0.4937in" fo:margin-right="2.8173in" fo:line-height="107%" fo:text-indent="-0.2744in" style:auto-text-indent="false"/>
    </style:style>
    <style:style style:name="P37" style:family="paragraph" style:parent-style-name="Standard">
      <style:paragraph-properties fo:margin-left="0.1016in" fo:margin-right="2.0429in" fo:line-height="107%" fo:text-indent="0in" style:auto-text-indent="false"/>
    </style:style>
    <style:style style:name="P38" style:family="paragraph" style:parent-style-name="Standard">
      <style:paragraph-properties fo:margin-left="0.1409in" fo:margin-right="2.95in" fo:margin-top="0.0118in" fo:margin-bottom="0in" loext:contextual-spacing="false" fo:line-height="107%" fo:text-indent="-0.0398in" style:auto-text-indent="false"/>
    </style:style>
    <style:style style:name="P39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style:font-size-asian="10pt"/>
    </style:style>
    <style:style style:name="P40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1203f" style:font-size-asian="10pt"/>
    </style:style>
    <style:style style:name="P41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63f10" style:font-size-asian="10pt"/>
    </style:style>
    <style:style style:name="P42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839bc" style:font-size-asian="10pt"/>
    </style:style>
    <style:style style:name="P43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9f371" style:font-size-asian="10pt"/>
    </style:style>
    <style:style style:name="P44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d5de6" style:font-size-asian="10pt"/>
    </style:style>
    <style:style style:name="P45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ed47c" style:font-size-asian="10pt"/>
    </style:style>
    <style:style style:name="P46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0f6587" style:font-size-asian="10pt"/>
    </style:style>
    <style:style style:name="P47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paragraph-rsid="0012f59c" style:font-size-asian="10pt"/>
    </style:style>
    <style:style style:name="P48" style:family="paragraph" style:parent-style-name="Standard">
      <loext:graphic-properties draw:fill="solid" draw:fill-color="#dddddd" draw:opacity="100%"/>
      <style:paragraph-properties fo:line-height="0.139in" fo:background-color="#dddddd"/>
      <style:text-properties fo:font-size="10pt" officeooo:rsid="00044316" officeooo:paragraph-rsid="00044316" style:font-size-asian="10pt"/>
    </style:style>
    <style:style style:name="P49" style:family="paragraph" style:parent-style-name="Standard" style:master-page-name="Standard">
      <style:paragraph-properties fo:margin-top="0.0063in" fo:margin-bottom="0in" loext:contextual-spacing="false" fo:line-height="0.1319in" style:page-number="1"/>
      <style:text-properties fo:font-size="9.5pt" style:font-size-asian="9.5pt"/>
    </style:style>
    <style:style style:name="P50" style:family="paragraph" style:parent-style-name="Standard">
      <style:paragraph-properties fo:margin-left="0.1634in" fo:margin-right="0.1654in" fo:line-height="100%" fo:text-indent="0in" style:auto-text-indent="false"/>
      <style:text-properties style:font-name="Arial" fo:font-size="9.5pt" fo:letter-spacing="0.0008in" fo:font-weight="normal" style:font-size-asian="9.5pt" style:font-weight-asian="normal" style:text-scale="105%"/>
    </style:style>
    <style:style style:name="P51" style:family="paragraph" style:parent-style-name="Standard">
      <style:paragraph-properties fo:margin-left="0.1665in" fo:margin-right="0in" fo:line-height="100%" fo:text-indent="0in" style:auto-text-indent="false"/>
      <style:text-properties style:font-name="Arial" fo:font-size="9.5pt" fo:letter-spacing="normal" fo:font-weight="normal" style:font-size-asian="9.5pt" style:font-weight-asian="normal" style:text-scale="105%"/>
    </style:style>
    <style:style style:name="P52" style:family="paragraph" style:parent-style-name="Standard" style:master-page-name="Converted1">
      <style:paragraph-properties fo:line-height="0.139in" style:page-number="auto"/>
      <style:text-properties fo:font-size="10pt" style:font-size-asian="10pt"/>
    </style:style>
    <style:style style:name="P53" style:family="paragraph" style:parent-style-name="Standard">
      <style:paragraph-properties fo:margin-left="0.2291in" fo:margin-right="4.9945in" fo:margin-top="0.0516in" fo:margin-bottom="0in" loext:contextual-spacing="false" fo:line-height="104%" fo:text-indent="-0.1547in" style:auto-text-indent="false"/>
      <style:text-properties style:font-name="Arial" fo:font-size="10pt" fo:letter-spacing="normal" fo:font-weight="normal" style:font-size-asian="10pt" style:font-weight-asian="normal" style:text-scale="100%"/>
    </style:style>
    <style:style style:name="P54" style:family="paragraph" style:parent-style-name="Standard">
      <style:paragraph-properties fo:margin-left="0.2291in" fo:margin-right="0in" fo:line-height="100%" fo:text-indent="0in" style:auto-text-indent="false"/>
      <style:text-properties style:font-name="Arial" fo:font-size="10pt" fo:letter-spacing="normal" fo:font-weight="normal" style:font-size-asian="10pt" style:font-weight-asian="normal" style:text-scale="100%"/>
    </style:style>
    <style:style style:name="P55" style:family="paragraph" style:parent-style-name="Standard">
      <style:paragraph-properties fo:margin-left="0.0744in" fo:margin-right="0in" fo:margin-top="0.0071in" fo:margin-bottom="0in" loext:contextual-spacing="false" fo:line-height="100%" fo:text-indent="0in" style:auto-text-indent="false"/>
      <style:text-properties style:font-name="Arial" fo:font-size="10pt" fo:letter-spacing="normal" fo:font-weight="normal" style:font-size-asian="10pt" style:font-weight-asian="normal" style:text-scale="100%"/>
    </style:style>
    <style:style style:name="P56" style:family="paragraph" style:parent-style-name="Standard">
      <style:paragraph-properties fo:margin-left="0.1555in" fo:margin-right="0in" fo:line-height="100%" fo:text-indent="0in" style:auto-text-indent="false"/>
      <style:text-properties style:font-name="Arial" fo:font-size="9.5pt" fo:letter-spacing="normal" fo:font-weight="normal" style:font-size-asian="9.5pt" style:font-weight-asian="normal" style:text-scale="105%"/>
    </style:style>
    <style:style style:name="P57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  <style:text-properties style:font-name="Arial" fo:font-size="9.5pt" fo:letter-spacing="normal" fo:font-weight="normal" style:font-size-asian="9.5pt" style:font-weight-asian="normal" style:text-scale="105%"/>
    </style:style>
    <style:style style:name="P58" style:family="paragraph" style:parent-style-name="Standard">
      <style:paragraph-properties fo:margin-left="0in" fo:margin-right="0in" fo:line-height="100%" fo:text-indent="0in" style:auto-text-indent="false"/>
      <style:text-properties fo:font-size="9.5pt" style:font-size-asian="9.5pt"/>
    </style:style>
    <style:style style:name="P59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  <style:text-properties fo:font-size="9.5pt" style:font-size-asian="9.5pt"/>
    </style:style>
    <style:style style:name="P60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  <style:text-properties fo:font-size="9.5pt" officeooo:paragraph-rsid="000debdd" style:font-size-asian="9.5pt"/>
    </style:style>
    <style:style style:name="P61" style:family="paragraph" style:parent-style-name="Standard">
      <style:paragraph-properties fo:margin-left="0in" fo:margin-right="0in" fo:line-height="100%" fo:text-indent="0in" style:auto-text-indent="false"/>
    </style:style>
    <style:style style:name="P62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</style:style>
    <style:style style:name="P63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  <style:text-properties officeooo:paragraph-rsid="000839bc"/>
    </style:style>
    <style:style style:name="P64" style:family="paragraph" style:parent-style-name="Standard">
      <loext:graphic-properties draw:fill="none" draw:fill-color="#ffffff" draw:opacity="100%"/>
      <style:paragraph-properties fo:margin-left="0in" fo:margin-right="0in" fo:line-height="100%" fo:text-indent="0in" style:auto-text-indent="false" fo:background-color="transparent"/>
      <style:text-properties officeooo:paragraph-rsid="000839bc"/>
    </style:style>
    <style:style style:name="P65" style:family="paragraph" style:parent-style-name="Standard">
      <loext:graphic-properties draw:fill="solid" draw:fill-color="#dddddd" draw:opacity="100%"/>
      <style:paragraph-properties fo:margin-left="0in" fo:margin-right="0in" fo:line-height="100%" fo:text-indent="0in" style:auto-text-indent="false" fo:background-color="#dddddd"/>
      <style:text-properties officeooo:paragraph-rsid="000debdd"/>
    </style:style>
    <style:style style:name="P66" style:family="paragraph" style:parent-style-name="Standard">
      <loext:graphic-properties draw:fill="solid" draw:fill-color="#dddddd" draw:opacity="100%"/>
      <style:paragraph-properties fo:margin-left="0in" fo:margin-right="0in" fo:margin-top="0.0563in" fo:margin-bottom="0in" loext:contextual-spacing="false" fo:line-height="100%" fo:text-indent="0in" style:auto-text-indent="false" fo:background-color="#dddddd"/>
    </style:style>
    <style:style style:name="P67" style:family="paragraph" style:parent-style-name="Standard">
      <loext:graphic-properties draw:fill="solid" draw:fill-color="#dddddd" draw:opacity="100%"/>
      <style:paragraph-properties fo:margin-top="0.0016in" fo:margin-bottom="0in" loext:contextual-spacing="false" fo:line-height="0.0693in" fo:background-color="#dddddd"/>
      <style:text-properties fo:font-size="5pt" style:font-size-asian="5pt"/>
    </style:style>
    <style:style style:name="T1" style:family="text">
      <style:text-properties style:font-name="Times New Roman" fo:font-size="12pt" fo:letter-spacing="normal" fo:font-weight="normal" style:font-size-asian="12pt" style:font-weight-asian="normal" style:text-scale="100%"/>
    </style:style>
    <style:style style:name="T2" style:family="text">
      <style:text-properties style:font-name="Times New Roman" fo:font-size="12pt" fo:letter-spacing="normal" fo:font-weight="normal" style:font-size-asian="12pt" style:font-weight-asian="normal" style:text-scale="99%"/>
    </style:style>
    <style:style style:name="T3" style:family="text">
      <style:text-properties style:font-name="Times New Roman" fo:font-size="12pt" fo:letter-spacing="normal" fo:font-weight="bold" style:font-size-asian="12pt" style:font-weight-asian="bold" style:text-scale="100%"/>
    </style:style>
    <style:style style:name="T4" style:family="text">
      <style:text-properties style:font-name="Times New Roman" fo:font-size="12pt" fo:letter-spacing="-0.0035in" fo:font-weight="normal" style:font-size-asian="12pt" style:font-weight-asian="normal" style:text-scale="100%"/>
    </style:style>
    <style:style style:name="T5" style:family="text">
      <style:text-properties style:font-name="Times New Roman" fo:font-size="12pt" fo:letter-spacing="-0.0035in" fo:font-weight="bold" style:font-size-asian="12pt" style:font-weight-asian="bold" style:text-scale="100%"/>
    </style:style>
    <style:style style:name="T6" style:family="text">
      <style:text-properties style:font-name="Times New Roman" fo:font-size="12pt" fo:letter-spacing="-0.0043in" fo:font-weight="normal" style:font-size-asian="12pt" style:font-weight-asian="normal" style:text-scale="100%"/>
    </style:style>
    <style:style style:name="T7" style:family="text">
      <style:text-properties style:font-name="Times New Roman" fo:font-size="12pt" fo:letter-spacing="-0.0028in" fo:font-weight="normal" style:font-size-asian="12pt" style:font-weight-asian="normal" style:text-scale="100%"/>
    </style:style>
    <style:style style:name="T8" style:family="text">
      <style:text-properties style:font-name="Times New Roman" fo:font-size="12pt" fo:letter-spacing="0.0311in" fo:font-weight="normal" style:font-size-asian="12pt" style:font-weight-asian="normal" style:text-scale="100%"/>
    </style:style>
    <style:style style:name="T9" style:family="text">
      <style:text-properties style:font-name="Times New Roman" fo:font-size="12pt" fo:letter-spacing="-0.002in" fo:font-weight="normal" style:font-size-asian="12pt" style:font-weight-asian="normal" style:text-scale="100%"/>
    </style:style>
    <style:style style:name="T10" style:family="text">
      <style:text-properties style:font-name="Times New Roman" fo:font-size="12pt" fo:letter-spacing="-0.0008in" fo:font-weight="normal" style:font-size-asian="12pt" style:font-weight-asian="normal" style:text-scale="100%"/>
    </style:style>
    <style:style style:name="T11" style:family="text">
      <style:text-properties style:font-name="Times New Roman" fo:font-size="12pt" fo:letter-spacing="-0.0047in" fo:font-weight="normal" style:font-size-asian="12pt" style:font-weight-asian="normal" style:text-scale="100%"/>
    </style:style>
    <style:style style:name="T12" style:family="text">
      <style:text-properties style:font-name="Times New Roman" fo:font-size="18pt" fo:letter-spacing="normal" fo:font-weight="bold" style:font-size-asian="18pt" style:font-weight-asian="bold" style:text-scale="100%"/>
    </style:style>
    <style:style style:name="T13" style:family="text">
      <style:text-properties style:font-name="Times New Roman" fo:font-size="18pt" fo:letter-spacing="-0.002in" fo:font-weight="bold" style:font-size-asian="18pt" style:font-weight-asian="bold" style:text-scale="100%"/>
    </style:style>
    <style:style style:name="T14" style:family="text">
      <style:text-properties style:font-name="Times New Roman" fo:font-size="18pt" fo:letter-spacing="-0.0016in" fo:font-weight="bold" style:font-size-asian="18pt" style:font-weight-asian="bold" style:text-scale="100%"/>
    </style:style>
    <style:style style:name="T15" style:family="text">
      <style:text-properties style:font-name="Arial" fo:font-size="14pt" fo:letter-spacing="0.0008in" fo:font-weight="normal" style:font-size-asian="14pt" style:font-weight-asian="normal" style:text-scale="100%"/>
    </style:style>
    <style:style style:name="T16" style:family="text">
      <style:text-properties style:font-name="Arial" fo:font-size="14pt" fo:letter-spacing="normal" fo:font-weight="normal" style:font-size-asian="14pt" style:font-weight-asian="normal" style:text-scale="100%"/>
    </style:style>
    <style:style style:name="T17" style:family="text">
      <style:text-properties style:font-name="Arial" fo:font-size="14pt" fo:letter-spacing="-0.0055in" fo:font-weight="normal" style:font-size-asian="14pt" style:font-weight-asian="normal" style:text-scale="100%"/>
    </style:style>
    <style:style style:name="T18" style:family="text">
      <style:text-properties style:font-name="Arial" fo:font-size="14pt" fo:letter-spacing="-0.0063in" fo:font-weight="normal" style:font-size-asian="14pt" style:font-weight-asian="normal" style:text-scale="100%"/>
    </style:style>
    <style:style style:name="T19" style:family="text">
      <style:text-properties style:font-name="Arial" fo:font-size="14pt" fo:letter-spacing="-0.0008in" fo:font-weight="normal" style:font-size-asian="14pt" style:font-weight-asian="normal" style:text-scale="100%"/>
    </style:style>
    <style:style style:name="T20" style:family="text">
      <style:text-properties style:font-name="Arial" fo:font-size="14pt" fo:letter-spacing="-0.002in" fo:font-weight="normal" style:font-size-asian="14pt" style:font-weight-asian="normal" style:text-scale="100%"/>
    </style:style>
    <style:style style:name="T21" style:family="text">
      <style:text-properties style:font-name="Arial" fo:font-size="14pt" fo:letter-spacing="-0.0043in" fo:font-weight="normal" style:font-size-asian="14pt" style:font-weight-asian="normal" style:text-scale="100%"/>
    </style:style>
    <style:style style:name="T22" style:family="text">
      <style:text-properties style:font-name="Arial" fo:font-size="14pt" fo:letter-spacing="0.0016in" fo:font-weight="normal" style:font-size-asian="14pt" style:font-weight-asian="normal" style:text-scale="100%"/>
    </style:style>
    <style:style style:name="T23" style:family="text">
      <style:text-properties style:font-name="Arial" fo:font-size="9.5pt" fo:letter-spacing="0.0008in" fo:font-weight="normal" style:font-size-asian="9.5pt" style:font-weight-asian="normal" style:text-scale="105%"/>
    </style:style>
    <style:style style:name="T24" style:family="text">
      <style:text-properties style:font-name="Arial" fo:font-size="9.5pt" fo:letter-spacing="0.0008in" fo:font-weight="normal" style:font-size-asian="9.5pt" style:font-weight-asian="normal" style:text-scale="103%"/>
    </style:style>
    <style:style style:name="T25" style:family="text">
      <style:text-properties style:font-name="Arial" fo:font-size="9.5pt" fo:letter-spacing="normal" fo:font-weight="normal" style:font-size-asian="9.5pt" style:font-weight-asian="normal" style:text-scale="105%"/>
    </style:style>
    <style:style style:name="T26" style:family="text">
      <style:text-properties style:font-name="Arial" fo:font-size="9.5pt" fo:letter-spacing="normal" fo:font-weight="normal" style:font-size-asian="9.5pt" style:font-weight-asian="normal" style:text-scale="103%"/>
    </style:style>
    <style:style style:name="T27" style:family="text">
      <style:text-properties style:font-name="Arial" fo:font-size="9.5pt" fo:letter-spacing="-0.0083in" fo:font-weight="normal" style:font-size-asian="9.5pt" style:font-weight-asian="normal" style:text-scale="105%"/>
    </style:style>
    <style:style style:name="T28" style:family="text">
      <style:text-properties style:font-name="Arial" fo:font-size="9.5pt" fo:letter-spacing="-0.0075in" fo:font-weight="normal" style:font-size-asian="9.5pt" style:font-weight-asian="normal" style:text-scale="105%"/>
    </style:style>
    <style:style style:name="T29" style:family="text">
      <style:text-properties style:font-name="Arial" fo:font-size="9.5pt" fo:letter-spacing="-0.0055in" fo:font-weight="normal" style:font-size-asian="9.5pt" style:font-weight-asian="normal" style:text-scale="105%"/>
    </style:style>
    <style:style style:name="T30" style:family="text">
      <style:text-properties style:font-name="Arial" fo:font-size="9.5pt" fo:letter-spacing="-0.0047in" fo:font-weight="normal" style:font-size-asian="9.5pt" style:font-weight-asian="normal" style:text-scale="105%"/>
    </style:style>
    <style:style style:name="T31" style:family="text">
      <style:text-properties style:font-name="Arial" fo:font-size="9.5pt" fo:letter-spacing="-0.0098in" fo:font-weight="normal" style:font-size-asian="9.5pt" style:font-weight-asian="normal" style:text-scale="105%"/>
    </style:style>
    <style:style style:name="T32" style:family="text">
      <style:text-properties style:font-name="Arial" fo:font-size="9.5pt" fo:letter-spacing="-0.0091in" fo:font-weight="normal" style:font-size-asian="9.5pt" style:font-weight-asian="normal" style:text-scale="105%"/>
    </style:style>
    <style:style style:name="T33" style:family="text">
      <style:text-properties style:font-name="Arial" fo:font-size="9.5pt" fo:letter-spacing="-0.0071in" fo:font-weight="normal" style:font-size-asian="9.5pt" style:font-weight-asian="normal" style:text-scale="105%"/>
    </style:style>
    <style:style style:name="T34" style:family="text">
      <style:text-properties style:font-name="Arial" fo:font-size="9.5pt" fo:letter-spacing="-0.0063in" fo:font-weight="normal" style:font-size-asian="9.5pt" style:font-weight-asian="normal" style:text-scale="105%"/>
    </style:style>
    <style:style style:name="T35" style:family="text">
      <style:text-properties style:font-name="Arial" fo:font-size="9.5pt" fo:letter-spacing="0.0193in" fo:font-weight="normal" style:font-size-asian="9.5pt" style:font-weight-asian="normal" style:text-scale="105%"/>
    </style:style>
    <style:style style:name="T36" style:family="text">
      <style:text-properties style:font-name="Arial" fo:font-size="9.5pt" fo:letter-spacing="0.0016in" fo:font-weight="normal" style:font-size-asian="9.5pt" style:font-weight-asian="normal" style:text-scale="105%"/>
    </style:style>
    <style:style style:name="T37" style:family="text">
      <style:text-properties style:font-name="Arial" fo:font-size="9.5pt" fo:letter-spacing="0.0102in" fo:font-weight="normal" style:font-size-asian="9.5pt" style:font-weight-asian="normal" style:text-scale="105%"/>
    </style:style>
    <style:style style:name="T38" style:family="text">
      <style:text-properties style:font-name="Arial" fo:font-size="9.5pt" fo:letter-spacing="0.0283in" fo:font-weight="normal" style:font-size-asian="9.5pt" style:font-weight-asian="normal" style:text-scale="105%"/>
    </style:style>
    <style:style style:name="T39" style:family="text">
      <style:text-properties style:font-name="Arial" fo:font-size="9.5pt" fo:letter-spacing="-0.0043in" fo:font-weight="normal" style:font-size-asian="9.5pt" style:font-weight-asian="normal" style:text-scale="105%"/>
    </style:style>
    <style:style style:name="T40" style:family="text">
      <style:text-properties style:font-name="Arial" fo:font-size="9.5pt" fo:letter-spacing="-0.0138in" fo:font-weight="normal" style:font-size-asian="9.5pt" style:font-weight-asian="normal" style:text-scale="105%"/>
    </style:style>
    <style:style style:name="T41" style:family="text">
      <style:text-properties style:font-name="Arial" fo:font-size="9.5pt" fo:letter-spacing="-0.0146in" fo:font-weight="normal" style:font-size-asian="9.5pt" style:font-weight-asian="normal" style:text-scale="105%"/>
    </style:style>
    <style:style style:name="T42" style:family="text">
      <style:text-properties style:font-name="Arial" fo:font-size="9.5pt" fo:letter-spacing="-0.0201in" fo:font-weight="normal" style:font-size-asian="9.5pt" style:font-weight-asian="normal" style:text-scale="105%"/>
    </style:style>
    <style:style style:name="T43" style:family="text">
      <style:text-properties style:font-name="Arial" fo:letter-spacing="normal" fo:font-weight="normal" style:font-weight-asian="normal" style:text-scale="105%"/>
    </style:style>
    <style:style style:name="T44" style:family="text">
      <style:text-properties style:font-name="Arial" fo:letter-spacing="0.0008in" fo:font-weight="normal" style:font-weight-asian="normal" style:text-scale="105%"/>
    </style:style>
    <style:style style:name="T45" style:family="text">
      <style:text-properties officeooo:rsid="0001203f"/>
    </style:style>
    <style:style style:name="T46" style:family="text">
      <style:text-properties officeooo:rsid="00028fa7"/>
    </style:style>
    <style:style style:name="T47" style:family="text">
      <style:text-properties officeooo:rsid="00044316"/>
    </style:style>
    <style:style style:name="T48" style:family="text">
      <style:text-properties officeooo:rsid="0004c7ff"/>
    </style:style>
    <style:style style:name="T49" style:family="text">
      <style:text-properties officeooo:rsid="00071512"/>
    </style:style>
    <style:style style:name="T50" style:family="text">
      <style:text-properties officeooo:rsid="000839bc"/>
    </style:style>
    <style:style style:name="T51" style:family="text">
      <style:text-properties officeooo:rsid="00093698"/>
    </style:style>
    <style:style style:name="T52" style:family="text">
      <style:text-properties officeooo:rsid="0009f371"/>
    </style:style>
    <style:style style:name="T53" style:family="text">
      <style:text-properties officeooo:rsid="000b129e"/>
    </style:style>
    <style:style style:name="T54" style:family="text">
      <style:text-properties officeooo:rsid="000c516a"/>
    </style:style>
    <style:style style:name="T55" style:family="text">
      <style:text-properties officeooo:rsid="000d5de6"/>
    </style:style>
    <style:style style:name="T56" style:family="text">
      <style:text-properties officeooo:rsid="000debdd"/>
    </style:style>
    <style:style style:name="T57" style:family="text">
      <style:text-properties officeooo:rsid="000ed47c"/>
    </style:style>
    <style:style style:name="T58" style:family="text">
      <style:text-properties officeooo:rsid="00123f40"/>
    </style:style>
    <style:style style:name="T59" style:family="text">
      <style:text-properties officeooo:rsid="0012f59c"/>
    </style:style>
    <style:style style:name="T60" style:family="text">
      <style:text-properties officeooo:rsid="00133c13"/>
    </style:style>
    <style:style style:name="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0.74pt solid #000000"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1"/>
      <text:p text:style-name="P5"><text:span text:style-name="T12">Worksheet</text:span><text:span text:style-name="T13"> </text:span><text:span text:style-name="T12">38:</text:span><text:span text:style-name="T14"> </text:span><text:span text:style-name="T12">Hash</text:span><text:span text:style-name="T13"> </text:span><text:span text:style-name="T12">Tables</text:span><text:span text:style-name="T14"> </text:span><text:span text:style-name="T12">using</text:span><text:span text:style-name="T13"> </text:span><text:span text:style-name="T12">Buckets</text:span></text:p>
      <text:p text:style-name="P7"/>
      <text:p text:style-name="P8"><text:span text:style-name="T3">In</text:span><text:span text:style-name="T5"> </text:span><text:span text:style-name="T3">Preparation</text:span><text:span text:style-name="T1">:</text:span><text:span text:style-name="T4"> </text:span><text:span text:style-name="T1">Read</text:span><text:span text:style-name="T7"> </text:span><text:span text:style-name="T1">Chapter</text:span><text:span text:style-name="T7"> </text:span><text:span text:style-name="T1">12</text:span><text:span text:style-name="T7"> </text:span><text:span text:style-name="T1">to</text:span><text:span text:style-name="T7"> </text:span><text:span text:style-name="T1">learn</text:span><text:span text:style-name="T7"> </text:span><text:span text:style-name="T1">more</text:span><text:span text:style-name="T7"> </text:span><text:span text:style-name="T1">about</text:span><text:span text:style-name="T7"> </text:span><text:span text:style-name="T1">hash</text:span><text:span text:style-name="T7"> </text:span><text:span text:style-name="T1">tables.</text:span><text:span text:style-name="T7"> </text:span><text:span text:style-name="T1">If</text:span><text:span text:style-name="T7"> </text:span><text:span text:style-name="T1">you</text:span><text:span text:style-name="T7"> </text:span><text:span text:style-name="T1">have</text:span><text:span text:style-name="T7"> </text:span><text:span text:style-name="T1">not</text:span><text:span text:style-name="T7"> </text:span><text:span text:style-name="T1">done</text:span><text:span text:style-name="T2"> </text:span><text:span text:style-name="T1">so</text:span><text:span text:style-name="T6"> </text:span><text:span text:style-name="T1">already,</text:span><text:span text:style-name="T4"> </text:span><text:span text:style-name="T1">complete</text:span><text:span text:style-name="T4"> </text:span><text:span text:style-name="T1">Worksheet</text:span><text:span text:style-name="T4"> </text:span><text:span text:style-name="T1">37</text:span><text:span text:style-name="T4"> </text:span><text:span text:style-name="T1">on</text:span><text:span text:style-name="T4"> </text:span><text:span text:style-name="T1">open</text:span><text:span text:style-name="T4"> </text:span><text:span text:style-name="T1">address</text:span><text:span text:style-name="T4"> </text:span><text:span text:style-name="T1">hashing.</text:span></text:p>
      <text:p text:style-name="P10"/>
      <text:p text:style-name="P11"><text:span text:style-name="T1">In</text:span><text:span text:style-name="T7"> </text:span><text:span text:style-name="T1">the</text:span><text:span text:style-name="T9"> </text:span><text:span text:style-name="T1">previous</text:span><text:span text:style-name="T9"> </text:span><text:span text:style-name="T1">lesson</text:span><text:span text:style-name="T9"> </text:span><text:span text:style-name="T1">you</text:span><text:span text:style-name="T9"> </text:span><text:span text:style-name="T1">learned</text:span><text:span text:style-name="T9"> </text:span><text:span text:style-name="T1">about</text:span><text:span text:style-name="T9"> </text:span><text:span text:style-name="T1">the</text:span><text:span text:style-name="T9"> </text:span><text:span text:style-name="T1">concept</text:span><text:span text:style-name="T9"> </text:span><text:span text:style-name="T1">of</text:span><text:span text:style-name="T9"> </text:span><text:span text:style-name="T1">hashing,</text:span><text:span text:style-name="T9"> </text:span><text:span text:style-name="T1">and</text:span><text:span text:style-name="T7"> </text:span><text:span text:style-name="T1">how</text:span><text:span text:style-name="T7"> </text:span><text:span text:style-name="T1">it</text:span><text:span text:style-name="T9"> </text:span><text:span text:style-name="T1">was</text:span><text:span text:style-name="T7"> </text:span><text:span text:style-name="T1">used</text:span><text:span text:style-name="T9"> </text:span><text:span text:style-name="T1">in</text:span><text:span text:style-name="T2"> </text:span><text:span text:style-name="T1">an</text:span><text:span text:style-name="T7"> </text:span><text:span text:style-name="T1">open</text:span><text:span text:style-name="T7"> </text:span><text:span text:style-name="T1">address</text:span><text:span text:style-name="T9"> </text:span><text:span text:style-name="T1">hash</text:span><text:span text:style-name="T7"> </text:span><text:span text:style-name="T1">table.</text:span><text:span text:style-name="T9"> </text:span><text:span text:style-name="T1">In</text:span><text:span text:style-name="T7"> </text:span><text:span text:style-name="T1">this</text:span><text:span text:style-name="T7"> </text:span><text:span text:style-name="T1">lesson</text:span><text:span text:style-name="T9"> </text:span><text:span text:style-name="T1">you</text:span><text:span text:style-name="T7"> </text:span><text:span text:style-name="T1">will</text:span><text:span text:style-name="T9"> </text:span><text:span text:style-name="T1">explore</text:span><text:span text:style-name="T7"> </text:span><text:span text:style-name="T1">a</text:span><text:span text:style-name="T9"> </text:span><text:span text:style-name="T1">different</text:span><text:span text:style-name="T7"> </text:span><text:span text:style-name="T1">approach</text:span><text:span text:style-name="T7"> </text:span><text:span text:style-name="T1">to</text:span><text:span text:style-name="T9"> </text:span><text:span text:style-name="T1">dealing</text:span><text:span text:style-name="T2"> </text:span><text:span text:style-name="T1">with</text:span><text:span text:style-name="T4"> </text:span><text:span text:style-name="T1">collisions,</text:span><text:span text:style-name="T4"> </text:span><text:span text:style-name="T1">the</text:span><text:span text:style-name="T4"> </text:span><text:span text:style-name="T1">idea</text:span><text:span text:style-name="T4"> </text:span><text:span text:style-name="T1">of</text:span><text:span text:style-name="T4"> </text:span><text:span text:style-name="T1">hash</text:span><text:span text:style-name="T4"> </text:span><text:span text:style-name="T1">tables</text:span><text:span text:style-name="T4"> </text:span><text:span text:style-name="T1">using</text:span><text:span text:style-name="T4"> </text:span><text:span text:style-name="T1">buckets.</text:span></text:p>
      <text:p text:style-name="P12"/>
      <text:p text:style-name="P13"><text:span text:style-name="T1">A</text:span><text:span text:style-name="T4"> </text:span><text:span text:style-name="T1">hash</text:span><text:span text:style-name="T7"> </text:span><text:span text:style-name="T1">table</text:span><text:span text:style-name="T9"> </text:span><text:span text:style-name="T1">that</text:span><text:span text:style-name="T7"> </text:span><text:span text:style-name="T1">uses</text:span><text:span text:style-name="T4"> </text:span><text:span text:style-name="T1">buckets</text:span><text:span text:style-name="T9"> </text:span><text:span text:style-name="T1">is</text:span><text:span text:style-name="T7"> </text:span><text:span text:style-name="T1">really</text:span><text:span text:style-name="T9"> </text:span><text:span text:style-name="T1">a</text:span><text:span text:style-name="T7"> </text:span><text:span text:style-name="T1">combination</text:span><text:span text:style-name="T7"> </text:span><text:span text:style-name="T1">of</text:span><text:span text:style-name="T9"> </text:span><text:span text:style-name="T1">an</text:span><text:span text:style-name="T7"> </text:span><text:span text:style-name="T1">array</text:span><text:span text:style-name="T7"> </text:span><text:span text:style-name="T1">and</text:span><text:span text:style-name="T9"> </text:span><text:span text:style-name="T1">a</text:span><text:span text:style-name="T7"> </text:span><text:span text:style-name="T1">linked</text:span><text:span text:style-name="T7"> </text:span><text:span text:style-name="T1">list.</text:span><text:span text:style-name="T9"> </text:span><text:span text:style-name="T10">E</text:span><text:span text:style-name="T1">ach</text:span><text:span text:style-name="T2"> </text:span><text:span text:style-name="T1">element</text:span><text:span text:style-name="T7"> </text:span><text:span text:style-name="T1">in</text:span><text:span text:style-name="T7"> </text:span><text:span text:style-name="T1">the</text:span><text:span text:style-name="T9"> </text:span><text:span text:style-name="T1">array</text:span><text:span text:style-name="T7"> </text:span><text:span text:style-name="T1">(the</text:span><text:span text:style-name="T7"> </text:span><text:span text:style-name="T1">hash</text:span><text:span text:style-name="T9"> </text:span><text:span text:style-name="T1">table)</text:span><text:span text:style-name="T7"> </text:span><text:span text:style-name="T1">is</text:span><text:span text:style-name="T9"> </text:span><text:span text:style-name="T1">a</text:span><text:span text:style-name="T7"> </text:span><text:span text:style-name="T1">header</text:span><text:span text:style-name="T7"> </text:span><text:span text:style-name="T1">for</text:span><text:span text:style-name="T9"> </text:span><text:span text:style-name="T1">a</text:span><text:span text:style-name="T7"> </text:span><text:span text:style-name="T1">linked</text:span><text:span text:style-name="T9"> </text:span><text:span text:style-name="T1">list.</text:span><text:span text:style-name="T7"> </text:span><text:span text:style-name="T1">All</text:span><text:span text:style-name="T7"> </text:span><text:span text:style-name="T1">elements</text:span><text:span text:style-name="T9"> </text:span><text:span text:style-name="T1">that</text:span><text:span text:style-name="T7"> </text:span><text:span text:style-name="T1">hash into</text:span><text:span text:style-name="T4"> </text:span><text:span text:style-name="T1">the</text:span><text:span text:style-name="T7"> </text:span><text:span text:style-name="T1">same</text:span><text:span text:style-name="T4"> </text:span><text:span text:style-name="T1">location</text:span><text:span text:style-name="T7"> </text:span><text:span text:style-name="T1">will</text:span><text:span text:style-name="T7"> </text:span><text:span text:style-name="T1">be</text:span><text:span text:style-name="T4"> </text:span><text:span text:style-name="T1">stored</text:span><text:span text:style-name="T7"> </text:span><text:span text:style-name="T1">in</text:span><text:span text:style-name="T4"> </text:span><text:span text:style-name="T1">the</text:span><text:span text:style-name="T7"> </text:span><text:span text:style-name="T1">list.</text:span></text:p>
      <text:p text:style-name="P12"/>
      <text:p text:style-name="P9"><text:span text:style-name="T1">Each</text:span><text:span text:style-name="T7"> </text:span><text:span text:style-name="T1">operation</text:span><text:span text:style-name="T7"> </text:span><text:span text:style-name="T1">on</text:span><text:span text:style-name="T7"> </text:span><text:span text:style-name="T1">the</text:span><text:span text:style-name="T7"> </text:span><text:span text:style-name="T1">hash</text:span><text:span text:style-name="T7"> </text:span><text:span text:style-name="T1">table</text:span><text:span text:style-name="T7"> </text:span><text:span text:style-name="T1">divides</text:span><text:span text:style-name="T7"> </text:span><text:span text:style-name="T1">into</text:span><text:span text:style-name="T7"> </text:span><text:span text:style-name="T1">two</text:span><text:span text:style-name="T7"> </text:span><text:span text:style-name="T1">steps.</text:span><text:span text:style-name="T7"> </text:span><text:span text:style-name="T1">First,</text:span><text:span text:style-name="T7"> </text:span><text:span text:style-name="T1">the</text:span><text:span text:style-name="T7"> </text:span><text:span text:style-name="T1">element</text:span><text:span text:style-name="T7"> </text:span><text:span text:style-name="T1">is</text:span><text:span text:style-name="T7"> </text:span><text:span text:style-name="T1">hashed</text:span><text:span text:style-name="T7"> </text:span><text:span text:style-name="T1">and</text:span><text:span text:style-name="T2"> </text:span><text:span text:style-name="T1">the</text:span><text:span text:style-name="T4"> </text:span><text:span text:style-name="T1">remainder</text:span><text:span text:style-name="T4"> </text:span><text:span text:style-name="T1">taken</text:span><text:span text:style-name="T4"> </text:span><text:span text:style-name="T1">after</text:span><text:span text:style-name="T4"> </text:span><text:span text:style-name="T1">dividing</text:span><text:span text:style-name="T4"> </text:span><text:span text:style-name="T1">by</text:span><text:span text:style-name="T4"> </text:span><text:span text:style-name="T1">the</text:span><text:span text:style-name="T4"> </text:span><text:span text:style-name="T1">table</text:span><text:span text:style-name="T4"> </text:span><text:span text:style-name="T1">size.</text:span><text:span text:style-name="T4"> </text:span><text:span text:style-name="T1">This</text:span><text:span text:style-name="T4"> </text:span><text:span text:style-name="T1">yields</text:span><text:span text:style-name="T4"> </text:span><text:span text:style-name="T1">a</text:span><text:span text:style-name="T4"> </text:span><text:span text:style-name="T1">table</text:span><text:span text:style-name="T4"> </text:span><text:span text:style-name="T1">index.</text:span><text:span text:style-name="T4"> </text:span><text:span text:style-name="T1">Next,</text:span><text:span text:style-name="T2"> </text:span><text:span text:style-name="T1">linked</text:span><text:span text:style-name="T4"> </text:span><text:span text:style-name="T1">list</text:span><text:span text:style-name="T4"> </text:span><text:span text:style-name="T1">indicated</text:span><text:span text:style-name="T4"> </text:span><text:span text:style-name="T1">by</text:span><text:span text:style-name="T7"> </text:span><text:span text:style-name="T1">the</text:span><text:span text:style-name="T4"> </text:span><text:span text:style-name="T1">table</text:span><text:span text:style-name="T4"> </text:span><text:span text:style-name="T1">index</text:span><text:span text:style-name="T4"> </text:span><text:span text:style-name="T1">is</text:span><text:span text:style-name="T7"> </text:span><text:span text:style-name="T1">examined.</text:span><text:span text:style-name="T4"> </text:span><text:span text:style-name="T1">The</text:span><text:span text:style-name="T4"> </text:span><text:span text:style-name="T1">algorithms</text:span><text:span text:style-name="T4"> </text:span><text:span text:style-name="T1">for</text:span><text:span text:style-name="T7"> </text:span><text:span text:style-name="T1">the</text:span><text:span text:style-name="T4"> </text:span><text:span text:style-name="T1">latter</text:span><text:span text:style-name="T4"> </text:span><text:span text:style-name="T1">are</text:span><text:span text:style-name="T4"> </text:span><text:span text:style-name="T1">very</text:span><text:span text:style-name="T2"> </text:span><text:span text:style-name="T1">similar</text:span><text:span text:style-name="T7"> </text:span><text:span text:style-name="T1">to</text:span><text:span text:style-name="T7"> </text:span><text:span text:style-name="T1">those</text:span><text:span text:style-name="T9"> </text:span><text:span text:style-name="T1">used</text:span><text:span text:style-name="T7"> </text:span><text:span text:style-name="T1">in</text:span><text:span text:style-name="T7"> </text:span><text:span text:style-name="T1">the</text:span><text:span text:style-name="T9"> </text:span><text:span text:style-name="T1">linked</text:span><text:span text:style-name="T7"> </text:span><text:span text:style-name="T1">list.</text:span><text:span text:style-name="T7"> </text:span><text:span text:style-name="T1">For</text:span><text:span text:style-name="T7"> </text:span><text:span text:style-name="T1">example,</text:span><text:span text:style-name="T7"> </text:span><text:span text:style-name="T1">to</text:span><text:span text:style-name="T9"> </text:span><text:span text:style-name="T1">add</text:span><text:span text:style-name="T7"> </text:span><text:span text:style-name="T1">a</text:span><text:span text:style-name="T7"> </text:span><text:span text:style-name="T1">new</text:span><text:span text:style-name="T9"> </text:span><text:span text:style-name="T1">element</text:span><text:span text:style-name="T7"> </text:span><text:span text:style-name="T1">is</text:span><text:span text:style-name="T7"> </text:span><text:span text:style-name="T1">simply</text:span><text:span text:style-name="T9"> </text:span><text:span text:style-name="T1">the</text:span><text:span text:style-name="T2"> </text:span><text:span text:style-name="T1">following:</text:span></text:p>
      <text:p text:style-name="P14"><text:span text:style-name="T23">voi</text:span><text:span text:style-name="T25">d</text:span><text:span text:style-name="T27"> </text:span><text:span text:style-name="T23">hashTableAd</text:span><text:span text:style-name="T25">d</text:span><text:span text:style-name="T28"> </text:span><text:span text:style-name="T23">(struc</text:span><text:span text:style-name="T25">t</text:span><text:span text:style-name="T28"> </text:span><text:span text:style-name="T23">hashTabl</text:span><text:span text:style-name="T25">e</text:span><text:span text:style-name="T28"> </text:span><text:span text:style-name="T23">*ht</text:span><text:span text:style-name="T25">,</text:span><text:span text:style-name="T28"> </text:span><text:span text:style-name="T23">TYP</text:span><text:span text:style-name="T25">E</text:span><text:span text:style-name="T28"> </text:span><text:span text:style-name="T23">newValue</text:span><text:span text:style-name="T25">)</text:span><text:span text:style-name="T27"> </text:span><text:span text:style-name="T25">{</text:span></text:p>
      <text:p text:style-name="P16"><text:span text:style-name="T23">//comput</text:span><text:span text:style-name="T25">e</text:span><text:span text:style-name="T29"> </text:span><text:span text:style-name="T23">has</text:span><text:span text:style-name="T25">h</text:span><text:span text:style-name="T29"> </text:span><text:span text:style-name="T23">valu</text:span><text:span text:style-name="T25">e</text:span><text:span text:style-name="T29"> </text:span><text:span text:style-name="T23">t</text:span><text:span text:style-name="T25">o</text:span><text:span text:style-name="T29"> </text:span><text:span text:style-name="T23">fin</text:span><text:span text:style-name="T25">d</text:span><text:span text:style-name="T29"> </text:span><text:span text:style-name="T23">th</text:span><text:span text:style-name="T25">e</text:span><text:span text:style-name="T29"> </text:span><text:span text:style-name="T23">correc</text:span><text:span text:style-name="T25">t</text:span><text:span text:style-name="T30"> </text:span><text:span text:style-name="T23">bucket</text:span><text:span text:style-name="T24"> </text:span><text:span text:style-name="T23">in</text:span><text:span text:style-name="T25">t</text:span><text:span text:style-name="T31"> </text:span><text:span text:style-name="T23">hashInde</text:span><text:span text:style-name="T25">x</text:span><text:span text:style-name="T31"> </text:span><text:span text:style-name="T25">=</text:span><text:span text:style-name="T32"> </text:span><text:span text:style-name="T23">HASH(newValue</text:span><text:span text:style-name="T25">)</text:span><text:span text:style-name="T31"> </text:span><text:span text:style-name="T25">%</text:span><text:span text:style-name="T32"> </text:span><text:span text:style-name="T23">ht-&gt;tablesize;</text:span></text:p>
      <text:p text:style-name="P17"><text:span text:style-name="T23">i</text:span><text:span text:style-name="T25">f</text:span><text:span text:style-name="T33"> </text:span><text:span text:style-name="T23">(hashInde</text:span><text:span text:style-name="T25">x</text:span><text:span text:style-name="T34"> </text:span><text:span text:style-name="T25">&lt;</text:span><text:span text:style-name="T33"> </text:span><text:span text:style-name="T23">0</text:span><text:span text:style-name="T25">)</text:span><text:span text:style-name="T34"> </text:span><text:span text:style-name="T23">hashInde</text:span><text:span text:style-name="T25">x</text:span><text:span text:style-name="T33"> </text:span><text:span text:style-name="T23">+</text:span><text:span text:style-name="T25">=</text:span><text:span text:style-name="T34"> </text:span><text:span text:style-name="T23">ht-&gt;tablesize;</text:span></text:p>
      <text:p text:style-name="P15"><text:span text:style-name="T23">struc</text:span><text:span text:style-name="T25">t</text:span><text:span text:style-name="T34"> </text:span><text:span text:style-name="T23">hlin</text:span><text:span text:style-name="T25">k</text:span><text:span text:style-name="T34"> </text:span><text:span text:style-name="T25">*</text:span><text:span text:style-name="T34"> </text:span><text:span text:style-name="T23">newLin</text:span><text:span text:style-name="T25">k</text:span><text:span text:style-name="T29"> </text:span><text:span text:style-name="T25">=</text:span><text:span text:style-name="T34"> </text:span><text:span text:style-name="T23">(struc</text:span><text:span text:style-name="T25">t</text:span><text:span text:style-name="T34"> </text:span><text:span text:style-name="T23">hlin</text:span><text:span text:style-name="T25">k</text:span><text:span text:style-name="T34"> </text:span><text:span text:style-name="T23">*</text:span><text:span text:style-name="T25">)</text:span><text:span text:style-name="T29"> </text:span><text:span text:style-name="T23">malloc(sizeof(struc</text:span><text:span text:style-name="T25">t</text:span><text:span text:style-name="T34"> </text:span><text:span text:style-name="T23">hlink));</text:span></text:p>
      <text:p text:style-name="P18"><text:span text:style-name="T23">assert(newLink)</text:span><text:span text:style-name="T25">;</text:span><text:span text:style-name="T35"> </text:span><text:span text:style-name="T23">newLin</text:span><text:span text:style-name="T36">k</text:span><text:span text:style-name="T23">-&gt;valu</text:span><text:span text:style-name="T25">e</text:span><text:span text:style-name="T32"> </text:span><text:span text:style-name="T25">=</text:span><text:span text:style-name="T32"> </text:span><text:span text:style-name="T23">newValue</text:span><text:span text:style-name="T25">; </text:span><text:span text:style-name="T37"><text:s/></text:span><text:span text:style-name="T23">newLink-&gt;nex</text:span><text:span text:style-name="T25">t</text:span><text:span text:style-name="T32"> </text:span><text:span text:style-name="T25">=</text:span><text:span text:style-name="T32"> </text:span><text:span text:style-name="T23">ht-&gt;table[hashIndex];</text:span><text:span text:style-name="T24"> </text:span><text:span text:style-name="T23">ht-&gt;table[hashIndex</text:span><text:span text:style-name="T25">]</text:span><text:span text:style-name="T34"> </text:span><text:span text:style-name="T25">=</text:span><text:span text:style-name="T34"> </text:span><text:span text:style-name="T23">newLink</text:span><text:span text:style-name="T25">;</text:span><text:span text:style-name="T34"> </text:span><text:span text:style-name="T23">/</text:span><text:span text:style-name="T25">*</text:span><text:span text:style-name="T29"> </text:span><text:span text:style-name="T23">ad</text:span><text:span text:style-name="T25">d</text:span><text:span text:style-name="T34"> </text:span><text:span text:style-name="T23">t</text:span><text:span text:style-name="T25">o</text:span><text:span text:style-name="T34"> </text:span><text:span text:style-name="T23">bucke</text:span><text:span text:style-name="T25">t</text:span><text:span text:style-name="T29"> </text:span><text:span text:style-name="T23">*/</text:span></text:p>
      <text:p text:style-name="P50">ht-&gt;count++;</text:p>
      <text:p text:style-name="P15"><text:span text:style-name="T23">i</text:span><text:span text:style-name="T25">f</text:span><text:span text:style-name="T32"> </text:span><text:span text:style-name="T23">((ht-&gt;coun</text:span><text:span text:style-name="T25">t</text:span><text:span text:style-name="T32"> </text:span><text:span text:style-name="T25">/</text:span><text:span text:style-name="T27"> </text:span><text:span text:style-name="T23">(double</text:span><text:span text:style-name="T25">)</text:span><text:span text:style-name="T32"> </text:span><text:span text:style-name="T23">ht-&gt;tablesize</text:span><text:span text:style-name="T25">)</text:span><text:span text:style-name="T27"> </text:span><text:span text:style-name="T25">&gt;</text:span><text:span text:style-name="T32"> </text:span><text:span text:style-name="T23">8.0</text:span><text:span text:style-name="T25">)</text:span><text:span text:style-name="T27"> </text:span><text:span text:style-name="T23">_resizeHashTable(ht);</text:span></text:p>
      <text:p text:style-name="P19"/>
      <text:p text:style-name="P51">}</text:p>
      <text:p text:style-name="P20"/>
      <text:p text:style-name="P22"><text:span text:style-name="T1">The</text:span><text:span text:style-name="T7"> </text:span><text:span text:style-name="T1">contains</text:span><text:span text:style-name="T7"> </text:span><text:span text:style-name="T1">test</text:span><text:span text:style-name="T7"> </text:span><text:span text:style-name="T1">is</text:span><text:span text:style-name="T7"> </text:span><text:span text:style-name="T1">performed</text:span><text:span text:style-name="T7"> </text:span><text:span text:style-name="T1">as</text:span><text:span text:style-name="T7"> </text:span><text:span text:style-name="T1">a</text:span><text:span text:style-name="T7"> </text:span><text:span text:style-name="T1">loop,</text:span><text:span text:style-name="T7"> </text:span><text:span text:style-name="T1">but</text:span><text:span text:style-name="T7"> </text:span><text:span text:style-name="T1">only</text:span><text:span text:style-name="T7"> </text:span><text:span text:style-name="T1">on</text:span><text:span text:style-name="T7"> </text:span><text:span text:style-name="T1">the</text:span><text:span text:style-name="T7"> </text:span><text:span text:style-name="T1">linked</text:span><text:span text:style-name="T7"> </text:span><text:span text:style-name="T1">list</text:span><text:span text:style-name="T7"> </text:span><text:span text:style-name="T1">stored</text:span><text:span text:style-name="T7"> </text:span><text:span text:style-name="T1">at</text:span><text:span text:style-name="T7"> </text:span><text:span text:style-name="T1">the</text:span><text:span text:style-name="T9"> </text:span><text:span text:style-name="T1">table</text:span><text:span text:style-name="T2"> </text:span><text:span text:style-name="T1">index.</text:span><text:span text:style-name="T6"> </text:span><text:span text:style-name="T1">The</text:span><text:span text:style-name="T4"> </text:span><text:span text:style-name="T1">removal</text:span><text:span text:style-name="T4"> </text:span><text:span text:style-name="T1">operation</text:span><text:span text:style-name="T6"> </text:span><text:span text:style-name="T1">is</text:span><text:span text:style-name="T4"> </text:span><text:span text:style-name="T1">the</text:span><text:span text:style-name="T4"> </text:span><text:span text:style-name="T1">most</text:span><text:span text:style-name="T6"> </text:span><text:span text:style-name="T1">complicated,</text:span><text:span text:style-name="T4"> </text:span><text:span text:style-name="T1">since</text:span><text:span text:style-name="T4"> </text:span><text:span text:style-name="T1">like</text:span><text:span text:style-name="T6"> </text:span><text:span text:style-name="T1">the</text:span><text:span text:style-name="T4"> </text:span><text:span text:style-name="T1">linked</text:span><text:span text:style-name="T4"> </text:span><text:span text:style-name="T1">list</text:span><text:span text:style-name="T6"> </text:span><text:span text:style-name="T1">it</text:span><text:span text:style-name="T4"> </text:span><text:span text:style-name="T1">must</text:span><text:span text:style-name="T2"> </text:span><text:span text:style-name="T1">modify</text:span><text:span text:style-name="T4"> </text:span><text:span text:style-name="T1">the</text:span><text:span text:style-name="T7"> </text:span><text:span text:style-name="T1">previous</text:span><text:span text:style-name="T7"> </text:span><text:span text:style-name="T1">element.</text:span><text:span text:style-name="T7"> </text:span><text:span text:style-name="T1">The</text:span><text:span text:style-name="T4"> </text:span><text:span text:style-name="T1">easiest</text:span><text:span text:style-name="T7"> </text:span><text:span text:style-name="T1">way</text:span><text:span text:style-name="T7"> </text:span><text:span text:style-name="T1">to</text:span><text:span text:style-name="T7"> </text:span><text:span text:style-name="T1">do</text:span><text:span text:style-name="T4"> </text:span><text:span text:style-name="T1">this</text:span><text:span text:style-name="T7"> </text:span><text:span text:style-name="T1">is</text:span><text:span text:style-name="T7"> </text:span><text:span text:style-name="T1">to</text:span><text:span text:style-name="T7"> </text:span><text:span text:style-name="T1">maintain</text:span><text:span text:style-name="T7"> </text:span><text:span text:style-name="T1">a</text:span><text:span text:style-name="T4"> </text:span><text:span text:style-name="T1">pointer</text:span><text:span text:style-name="T7"> </text:span><text:span text:style-name="T1">to</text:span><text:span text:style-name="T7"> </text:span><text:span text:style-name="T1">both</text:span><text:span text:style-name="T2"> </text:span><text:span text:style-name="T1">the</text:span><text:span text:style-name="T7"> </text:span><text:span text:style-name="T1">current</text:span><text:span text:style-name="T7"> </text:span><text:span text:style-name="T1">element</text:span><text:span text:style-name="T7"> </text:span><text:span text:style-name="T1">and</text:span><text:span text:style-name="T9"> </text:span><text:span text:style-name="T1">to</text:span><text:span text:style-name="T7"> </text:span><text:span text:style-name="T1">the</text:span><text:span text:style-name="T7"> </text:span><text:span text:style-name="T1">previous</text:span><text:span text:style-name="T9"> </text:span><text:span text:style-name="T1">element,</text:span><text:span text:style-name="T7"> </text:span><text:span text:style-name="T1">as</text:span><text:span text:style-name="T7"> </text:span><text:span text:style-name="T1">you</text:span><text:span text:style-name="T7"> </text:span><text:span text:style-name="T1">did</text:span><text:span text:style-name="T9"> </text:span><text:span text:style-name="T1">in</text:span><text:span text:style-name="T7"> </text:span><text:span text:style-name="T1">Lesson</text:span><text:span text:style-name="T7"> </text:span><text:span text:style-name="T1">32.</text:span><text:span text:style-name="T9"> </text:span><text:span text:style-name="T1">When</text:span><text:span text:style-name="T7"> </text:span><text:span text:style-name="T1">the</text:span><text:span text:style-name="T2"> </text:span><text:span text:style-name="T1">current</text:span><text:span text:style-name="T4"> </text:span><text:span text:style-name="T1">element</text:span><text:span text:style-name="T4"> </text:span><text:span text:style-name="T1">is</text:span><text:span text:style-name="T4"> </text:span><text:span text:style-name="T1">found,</text:span><text:span text:style-name="T7"> </text:span><text:span text:style-name="T1">the</text:span><text:span text:style-name="T4"> </text:span><text:span text:style-name="T1">next</text:span><text:span text:style-name="T4"> </text:span><text:span text:style-name="T1">pointer</text:span><text:span text:style-name="T4"> </text:span><text:span text:style-name="T1">for</text:span><text:span text:style-name="T7"> </text:span><text:span text:style-name="T1">the</text:span><text:span text:style-name="T4"> </text:span><text:span text:style-name="T1">previous</text:span><text:span text:style-name="T4"> </text:span><text:span text:style-name="T1">is</text:span><text:span text:style-name="T7"> </text:span><text:span text:style-name="T1">modified.</text:span></text:p>
      <text:p text:style-name="P12"/>
      <text:p text:style-name="P22"><text:span text:style-name="T1">As</text:span><text:span text:style-name="T4"> </text:span><text:span text:style-name="T1">with</text:span><text:span text:style-name="T7"> </text:span><text:span text:style-name="T1">open</text:span><text:span text:style-name="T9"> </text:span><text:span text:style-name="T1">address</text:span><text:span text:style-name="T7"> </text:span><text:span text:style-name="T1">hash</text:span><text:span text:style-name="T9"> </text:span><text:span text:style-name="T1">tables,</text:span><text:span text:style-name="T7"> </text:span><text:span text:style-name="T1">the</text:span><text:span text:style-name="T7"> </text:span><text:span text:style-name="T1">load</text:span><text:span text:style-name="T9"> </text:span><text:span text:style-name="T1">factor</text:span><text:span text:style-name="T7"> </text:span><text:span text:style-name="T1">(l)</text:span><text:span text:style-name="T9"> </text:span><text:span text:style-name="T1">is</text:span><text:span text:style-name="T7"> </text:span><text:span text:style-name="T1">defined</text:span><text:span text:style-name="T7"> </text:span><text:span text:style-name="T1">as</text:span><text:span text:style-name="T9"> </text:span><text:span text:style-name="T1">the</text:span><text:span text:style-name="T7"> </text:span><text:span text:style-name="T1">number</text:span><text:span text:style-name="T7"> </text:span><text:span text:style-name="T1">of</text:span><text:span text:style-name="T9"> </text:span><text:span text:style-name="T1">elements</text:span><text:span text:style-name="T2"> </text:span><text:span text:style-name="T1">divided</text:span><text:span text:style-name="T4"> </text:span><text:span text:style-name="T1">by</text:span><text:span text:style-name="T7"> </text:span><text:span text:style-name="T1">the</text:span><text:span text:style-name="T7"> </text:span><text:span text:style-name="T1">table</text:span><text:span text:style-name="T7"> </text:span><text:span text:style-name="T1">size.</text:span><text:span text:style-name="T7"> </text:span><text:span text:style-name="T1">In</text:span><text:span text:style-name="T7"> </text:span><text:span text:style-name="T1">this</text:span><text:span text:style-name="T4"> </text:span><text:span text:style-name="T1">structure</text:span><text:span text:style-name="T7"> </text:span><text:span text:style-name="T1">the</text:span><text:span text:style-name="T7"> </text:span><text:span text:style-name="T1">load</text:span><text:span text:style-name="T7"> </text:span><text:span text:style-name="T1">factor</text:span><text:span text:style-name="T7"> </text:span><text:span text:style-name="T1">can</text:span><text:span text:style-name="T7"> </text:span><text:span text:style-name="T1">be</text:span><text:span text:style-name="T4"> </text:span><text:span text:style-name="T1">larger</text:span><text:span text:style-name="T7"> </text:span><text:span text:style-name="T1">than</text:span><text:span text:style-name="T7"> </text:span><text:span text:style-name="T1">one,</text:span><text:span text:style-name="T7"> </text:span><text:span text:style-name="T1">and</text:span><text:span text:style-name="T2"> </text:span><text:span text:style-name="T1">represents</text:span><text:span text:style-name="T6"> </text:span><text:span text:style-name="T1">the</text:span><text:span text:style-name="T4"> </text:span><text:span text:style-name="T1">average</text:span><text:span text:style-name="T4"> </text:span><text:span text:style-name="T1">number</text:span><text:span text:style-name="T4"> </text:span><text:span text:style-name="T1">of</text:span><text:span text:style-name="T4"> </text:span><text:span text:style-name="T1">elements</text:span><text:span text:style-name="T6"> </text:span><text:span text:style-name="T1">stored</text:span><text:span text:style-name="T4"> </text:span><text:span text:style-name="T1">in</text:span><text:span text:style-name="T4"> </text:span><text:span text:style-name="T1">each</text:span><text:span text:style-name="T4"> </text:span><text:span text:style-name="T1">list,</text:span><text:span text:style-name="T4"> </text:span><text:span text:style-name="T1">assuming</text:span><text:span text:style-name="T4"> </text:span><text:span text:style-name="T1">that</text:span><text:span text:style-name="T6"> </text:span><text:span text:style-name="T1">the</text:span><text:span text:style-name="T4"> </text:span><text:span text:style-name="T1">hash function</text:span><text:span text:style-name="T11"> </text:span><text:span text:style-name="T1">distributes</text:span><text:span text:style-name="T6"> </text:span><text:span text:style-name="T1">elements</text:span><text:span text:style-name="T6"> </text:span><text:span text:style-name="T1">uniformly</text:span><text:span text:style-name="T6"> </text:span><text:span text:style-name="T1">over</text:span><text:span text:style-name="T11"> </text:span><text:span text:style-name="T1">all</text:span><text:span text:style-name="T6"> </text:span><text:span text:style-name="T1">positions.</text:span><text:span text:style-name="T6"> </text:span><text:span text:style-name="T1">Since</text:span><text:span text:style-name="T6"> </text:span><text:span text:style-name="T1">the</text:span><text:span text:style-name="T11"> </text:span><text:span text:style-name="T1">running</text:span><text:span text:style-name="T6"> </text:span><text:span text:style-name="T1">time</text:span><text:span text:style-name="T6"> </text:span><text:span text:style-name="T1">of</text:span><text:span text:style-name="T6"> </text:span><text:span text:style-name="T1">the</text:span><text:span text:style-name="T2"> </text:span><text:span text:style-name="T1">contains</text:span><text:span text:style-name="T4"> </text:span><text:span text:style-name="T1">test</text:span><text:span text:style-name="T4"> </text:span><text:span text:style-name="T1">and</text:span><text:span text:style-name="T7"> </text:span><text:span text:style-name="T1">removal</text:span><text:span text:style-name="T4"> </text:span><text:span text:style-name="T1">is</text:span><text:span text:style-name="T4"> </text:span><text:span text:style-name="T1">proportional</text:span><text:span text:style-name="T7"> </text:span><text:span text:style-name="T1">to</text:span><text:span text:style-name="T4"> </text:span><text:span text:style-name="T1">the</text:span><text:span text:style-name="T4"> </text:span><text:span text:style-name="T1">length</text:span><text:span text:style-name="T7"> </text:span><text:span text:style-name="T1">of</text:span><text:span text:style-name="T4"> </text:span><text:span text:style-name="T1">the</text:span><text:span text:style-name="T4"> </text:span><text:span text:style-name="T1">list,</text:span><text:span text:style-name="T7"> </text:span><text:span text:style-name="T1">they</text:span><text:span text:style-name="T4"> </text:span><text:span text:style-name="T1">are</text:span><text:span text:style-name="T4"> </text:span><text:span text:style-name="T1">O(l).</text:span><text:span text:style-name="T7"> </text:span><text:span text:style-name="T1">Therefore</text:span><text:span text:style-name="T2"> </text:span><text:span text:style-name="T1">the</text:span><text:span text:style-name="T4"> </text:span><text:span text:style-name="T1">execution</text:span><text:span text:style-name="T7"> </text:span><text:span text:style-name="T1">time</text:span><text:span text:style-name="T7"> </text:span><text:span text:style-name="T1">for</text:span><text:span text:style-name="T7"> </text:span><text:span text:style-name="T1">hash</text:span><text:span text:style-name="T7"> </text:span><text:span text:style-name="T1">tables</text:span><text:span text:style-name="T7"> </text:span><text:span text:style-name="T1">is</text:span><text:span text:style-name="T7"> </text:span><text:span text:style-name="T1">fast</text:span><text:span text:style-name="T7"> </text:span><text:span text:style-name="T1">only</text:span><text:span text:style-name="T7"> </text:span><text:span text:style-name="T1">if</text:span><text:span text:style-name="T7"> </text:span><text:span text:style-name="T1">the</text:span><text:span text:style-name="T4"> </text:span><text:span text:style-name="T1">load</text:span><text:span text:style-name="T7"> </text:span><text:span text:style-name="T1">factor</text:span><text:span text:style-name="T7"> </text:span><text:span text:style-name="T1">remains</text:span><text:span text:style-name="T7"> </text:span><text:span text:style-name="T1">small.</text:span><text:span text:style-name="T7"> </text:span><text:span text:style-name="T1">A</text:span><text:span text:style-name="T4"> </text:span><text:span text:style-name="T1">typical</text:span><text:span text:style-name="T2"> </text:span><text:span text:style-name="T1">technique</text:span><text:span text:style-name="T4"> </text:span><text:span text:style-name="T1">is</text:span><text:span text:style-name="T7"> </text:span><text:span text:style-name="T1">to</text:span><text:span text:style-name="T7"> </text:span><text:span text:style-name="T1">resize</text:span><text:span text:style-name="T7"> </text:span><text:span text:style-name="T1">the</text:span><text:span text:style-name="T7"> </text:span><text:span text:style-name="T1">table</text:span><text:span text:style-name="T4"> </text:span><text:span text:style-name="T1">(doubling</text:span><text:span text:style-name="T7"> </text:span><text:span text:style-name="T1">the</text:span><text:span text:style-name="T7"> </text:span><text:span text:style-name="T1">size,</text:span><text:span text:style-name="T7"> </text:span><text:span text:style-name="T1">as</text:span><text:span text:style-name="T7"> </text:span><text:span text:style-name="T1">with</text:span><text:span text:style-name="T7"> </text:span><text:span text:style-name="T1">the</text:span><text:span text:style-name="T4"> </text:span><text:span text:style-name="T1">vector</text:span><text:span text:style-name="T7"> </text:span><text:span text:style-name="T1">and</text:span><text:span text:style-name="T7"> </text:span><text:span text:style-name="T1">the</text:span><text:span text:style-name="T7"> </text:span><text:span text:style-name="T1">open</text:span><text:span text:style-name="T7"> </text:span><text:span text:style-name="T1">address hash</text:span><text:span text:style-name="T4"> </text:span><text:span text:style-name="T1">table)</text:span><text:span text:style-name="T7"> </text:span><text:span text:style-name="T1">if</text:span><text:span text:style-name="T7"> </text:span><text:span text:style-name="T1">the</text:span><text:span text:style-name="T7"> </text:span><text:span text:style-name="T1">load</text:span><text:span text:style-name="T7"> </text:span><text:span text:style-name="T1">factor</text:span><text:span text:style-name="T4"> </text:span><text:span text:style-name="T1">becomes</text:span><text:span text:style-name="T7"> </text:span><text:span text:style-name="T1">larger</text:span><text:span text:style-name="T7"> </text:span><text:span text:style-name="T1">than</text:span><text:span text:style-name="T7"> </text:span><text:span text:style-name="T1">10.</text:span></text:p>
      <text:p text:style-name="P12"/>
      <text:p text:style-name="P6"><text:span text:style-name="T1">Complete</text:span><text:span text:style-name="T11"> </text:span><text:span text:style-name="T1">the</text:span><text:span text:style-name="T6"> </text:span><text:span text:style-name="T1">implementation</text:span><text:span text:style-name="T6"> </text:span><text:span text:style-name="T1">of</text:span><text:span text:style-name="T11"> </text:span><text:span text:style-name="T1">the</text:span><text:span text:style-name="T6"> </text:span><text:span text:style-name="T1">HashTable</text:span><text:span text:style-name="T6"> </text:span><text:span text:style-name="T1">class</text:span><text:span text:style-name="T6"> </text:span><text:span text:style-name="T1">based</text:span><text:span text:style-name="T6"> </text:span><text:span text:style-name="T1">on</text:span><text:span text:style-name="T11"> </text:span><text:span text:style-name="T1">these</text:span><text:span text:style-name="T6"> </text:span><text:span text:style-name="T1">ideas.</text:span></text:p>
      <text:p text:style-name="P52"/>
      <text:p text:style-name="P23"/>
      <text:p text:style-name="P53">struct hlink { TYPE value;</text:p>
      <text:p text:style-name="P54">struct hlink *next;</text:p>
      <text:p text:style-name="P55">};</text:p>
      <text:p text:style-name="P25"/>
      <text:p text:style-name="P26"><text:span text:style-name="T36">s</text:span><text:span text:style-name="T25">t</text:span><text:span text:style-name="T23">r</text:span><text:span text:style-name="T25">u</text:span><text:span text:style-name="T23">c</text:span><text:span text:style-name="T25">t</text:span><text:span text:style-name="T31"> </text:span><text:span text:style-name="T23">ha</text:span><text:span text:style-name="T36">s</text:span><text:span text:style-name="T23">hTa</text:span><text:span text:style-name="T36">b</text:span><text:span text:style-name="T25">le</text:span><text:span text:style-name="T31"> </text:span><text:span text:style-name="T25">{</text:span></text:p>
      <text:p text:style-name="P24"/>
      <text:p text:style-name="P27"><text:span text:style-name="T36">struc</text:span><text:span text:style-name="T25">t</text:span><text:span text:style-name="T30"> </text:span><text:span text:style-name="T36">hlin</text:span><text:span text:style-name="T25">k</text:span><text:span text:style-name="T38"> </text:span><text:span text:style-name="T23">*</text:span><text:span text:style-name="T25">*</text:span><text:span text:style-name="T39"> </text:span><text:span text:style-name="T23">table;</text:span><text:span text:style-name="T24"> </text:span><text:span text:style-name="T25">int</text:span><text:span text:style-name="T40"> </text:span><text:span text:style-name="T25">tablesize;</text:span></text:p>
      <text:p text:style-name="P28"><text:span text:style-name="T25">int</text:span><text:span text:style-name="T31"> </text:span><text:span text:style-name="T25">count;</text:span></text:p>
      <text:p text:style-name="P29"/>
      <text:p text:style-name="P56">};</text:p>
      <text:p text:style-name="P30"/>
      <text:p text:style-name="P66"><text:span text:style-name="T23">vo</text:span><text:span text:style-name="T25">id</text:span><text:span text:style-name="T34"> </text:span><text:span text:style-name="T25">i</text:span><text:span text:style-name="T23">n</text:span><text:span text:style-name="T25">it</text:span><text:span text:style-name="T36">H</text:span><text:span text:style-name="T23">ashTab</text:span><text:span text:style-name="T25">le</text:span><text:span text:style-name="T29"> </text:span><text:span text:style-name="T23">(s</text:span><text:span text:style-name="T25">t</text:span><text:span text:style-name="T23">ruc</text:span><text:span text:style-name="T25">t</text:span><text:span text:style-name="T33"> </text:span><text:span text:style-name="T23">hashTab</text:span><text:span text:style-name="T25">le</text:span><text:span text:style-name="T29"> </text:span><text:span text:style-name="T25">*</text:span><text:span text:style-name="T29"> </text:span><text:span text:style-name="T23">h</text:span><text:span text:style-name="T25">t,</text:span><text:span text:style-name="T33"> </text:span><text:span text:style-name="T25">i</text:span><text:span text:style-name="T23">n</text:span><text:span text:style-name="T25">t</text:span><text:span text:style-name="T34"> </text:span><text:span text:style-name="T23">s</text:span><text:span text:style-name="T25">i</text:span><text:span text:style-name="T23">ze</text:span><text:span text:style-name="T25">)</text:span><text:span text:style-name="T34"> </text:span><text:span text:style-name="T25">{</text:span></text:p>
      <text:p text:style-name="P40"><text:tab/><text:span text:style-name="T45">assert(ht != 0);</text:span></text:p>
      <text:p text:style-name="P40"><text:span text:style-name="T45"><text:tab/>ht-&gt;table = (struct hlink**)malloc(size * sizeof(struct hlink*));</text:span></text:p>
      <text:p text:style-name="P40"><text:tab/><text:span text:style-name="T45">assert(ht-&gt;table != 0);</text:span></text:p>
      <text:p text:style-name="P40"/>
      <text:p text:style-name="P40"><text:tab/><text:span text:style-name="T47">for(int i = 0; i &lt; size; i++){</text:span></text:p>
      <text:p text:style-name="P41"><text:tab/><text:tab/><text:span text:style-name="T47">ht-&gt;table[i] = 0;<text:tab/><text:tab/>//set all hlink pointers to null</text:span></text:p>
      <text:p text:style-name="P48"><text:tab/>}</text:p>
      <text:p text:style-name="P48"/>
      <text:p text:style-name="P40"><text:tab/><text:span text:style-name="T46">ht-&gt;tablesize = size;</text:span></text:p>
      <text:p text:style-name="P40"><text:tab/><text:span text:style-name="T46">ht-&gt;count = 0;<text:tab/><text:tab/></text:span></text:p>
      <text:p text:style-name="P57">}</text:p>
      <text:p text:style-name="P31"/>
      <text:p text:style-name="P32"><text:span text:style-name="T25">i</text:span><text:span text:style-name="T23">n</text:span><text:span text:style-name="T25">t</text:span><text:span text:style-name="T33"> </text:span><text:span text:style-name="T23">hashTab</text:span><text:span text:style-name="T25">l</text:span><text:span text:style-name="T23">e</text:span><text:span text:style-name="T36">S</text:span><text:span text:style-name="T25">i</text:span><text:span text:style-name="T23">z</text:span><text:span text:style-name="T25">e</text:span><text:span text:style-name="T34"> </text:span><text:span text:style-name="T23">(s</text:span><text:span text:style-name="T25">t</text:span><text:span text:style-name="T23">ruc</text:span><text:span text:style-name="T25">t</text:span><text:span text:style-name="T33"> </text:span><text:span text:style-name="T23">hashTab</text:span><text:span text:style-name="T25">le</text:span><text:span text:style-name="T34"> </text:span><text:span text:style-name="T25">*</text:span><text:span text:style-name="T34"> </text:span><text:span text:style-name="T23">h</text:span><text:span text:style-name="T25">t)</text:span><text:span text:style-name="T33"> </text:span><text:span text:style-name="T25">{</text:span><text:span text:style-name="T33"> </text:span><text:span text:style-name="T23">re</text:span><text:span text:style-name="T25">t</text:span><text:span text:style-name="T23">ur</text:span><text:span text:style-name="T25">n</text:span><text:span text:style-name="T34"> </text:span><text:span text:style-name="T23">ht-&gt;coun</text:span><text:span text:style-name="T25">t;</text:span><text:span text:style-name="T33"> </text:span><text:span text:style-name="T25">}</text:span><text:span text:style-name="T26"> </text:span><text:span text:style-name="T23">voi</text:span><text:span text:style-name="T25">d</text:span><text:span text:style-name="T32"> </text:span><text:span text:style-name="T23">hashTableAd</text:span><text:span text:style-name="T25">d</text:span><text:span text:style-name="T27"> </text:span><text:span text:style-name="T23">(struc</text:span><text:span text:style-name="T25">t</text:span><text:span text:style-name="T32"> </text:span><text:span text:style-name="T23">hashTabl</text:span><text:span text:style-name="T25">e</text:span><text:span text:style-name="T27"> </text:span><text:span text:style-name="T23">*ht</text:span><text:span text:style-name="T25">,</text:span><text:span text:style-name="T32"> </text:span><text:span text:style-name="T23">TYP</text:span><text:span text:style-name="T25">E</text:span><text:span text:style-name="T32"> </text:span><text:span text:style-name="T23">newValue</text:span><text:span text:style-name="T25">)</text:span><text:span text:style-name="T32"> </text:span><text:span text:style-name="T25">{</text:span></text:p>
      <text:p text:style-name="P33"><text:span text:style-name="T23">//comput</text:span><text:span text:style-name="T25">e</text:span><text:span text:style-name="T29"> </text:span><text:span text:style-name="T23">has</text:span><text:span text:style-name="T25">h</text:span><text:span text:style-name="T29"> </text:span><text:span text:style-name="T23">valu</text:span><text:span text:style-name="T25">e</text:span><text:span text:style-name="T29"> </text:span><text:span text:style-name="T23">t</text:span><text:span text:style-name="T25">o</text:span><text:span text:style-name="T29"> </text:span><text:span text:style-name="T23">fin</text:span><text:span text:style-name="T25">d</text:span><text:span text:style-name="T29"> </text:span><text:span text:style-name="T23">th</text:span><text:span text:style-name="T25">e</text:span><text:span text:style-name="T29"> </text:span><text:span text:style-name="T23">correc</text:span><text:span text:style-name="T25">t</text:span><text:span text:style-name="T30"> </text:span><text:span text:style-name="T23">bucket</text:span></text:p>
      <text:p text:style-name="P21"/>
      <text:p text:style-name="P36"><text:span text:style-name="T23">in</text:span><text:span text:style-name="T25">t</text:span><text:span text:style-name="T31"> </text:span><text:span text:style-name="T23">hashInde</text:span><text:span text:style-name="T25">x</text:span><text:span text:style-name="T31"> </text:span><text:span text:style-name="T25">=</text:span><text:span text:style-name="T32"> </text:span><text:span text:style-name="T23">HASH(newValue</text:span><text:span text:style-name="T25">)</text:span><text:span text:style-name="T31"> </text:span><text:span text:style-name="T25">%</text:span><text:span text:style-name="T32"> </text:span><text:span text:style-name="T23">ht-&gt;tablesize;</text:span><text:span text:style-name="T24"> </text:span><text:span text:style-name="T23">i</text:span><text:span text:style-name="T25">f</text:span><text:span text:style-name="T33"> </text:span><text:span text:style-name="T23">(hashInde</text:span><text:span text:style-name="T25">x</text:span><text:span text:style-name="T34"> </text:span><text:span text:style-name="T25">&lt;</text:span><text:span text:style-name="T33"> </text:span><text:span text:style-name="T23">0</text:span><text:span text:style-name="T25">)</text:span><text:span text:style-name="T34"> </text:span><text:span text:style-name="T23">hashInde</text:span><text:span text:style-name="T25">x</text:span><text:span text:style-name="T33"> </text:span><text:span text:style-name="T23">+</text:span><text:span text:style-name="T25">=</text:span><text:span text:style-name="T34"> </text:span><text:span text:style-name="T23">ht-&gt;tablesize;</text:span></text:p>
      <text:p text:style-name="P37"><text:span text:style-name="T23">struc</text:span><text:span text:style-name="T25">t</text:span><text:span text:style-name="T34"> </text:span><text:span text:style-name="T23">hlin</text:span><text:span text:style-name="T25">k</text:span><text:span text:style-name="T34"> </text:span><text:span text:style-name="T25">*</text:span><text:span text:style-name="T34"> </text:span><text:span text:style-name="T23">newLin</text:span><text:span text:style-name="T25">k</text:span><text:span text:style-name="T29"> </text:span><text:span text:style-name="T25">=</text:span><text:span text:style-name="T34"> </text:span><text:span text:style-name="T23">(struc</text:span><text:span text:style-name="T25">t</text:span><text:span text:style-name="T34"> </text:span><text:span text:style-name="T23">hlin</text:span><text:span text:style-name="T25">k</text:span><text:span text:style-name="T34"> </text:span><text:span text:style-name="T23">*</text:span><text:span text:style-name="T25">)</text:span><text:span text:style-name="T29"> </text:span><text:span text:style-name="T23">malloc(sizeof(struc</text:span><text:span text:style-name="T25">t</text:span><text:span text:style-name="T34"> </text:span><text:span text:style-name="T23">hlink));</text:span><text:span text:style-name="T24"> </text:span><text:span text:style-name="T23">assert(newLink);</text:span></text:p>
      <text:p text:style-name="P34"><text:span text:style-name="T23">newLink-&gt;valu</text:span><text:span text:style-name="T25">e</text:span><text:span text:style-name="T41"> </text:span><text:span text:style-name="T25">=</text:span><text:span text:style-name="T41"> </text:span><text:span text:style-name="T23">newValue;</text:span></text:p>
      <text:p text:style-name="P35"><text:span text:style-name="T23">newLink-&gt;nex</text:span><text:span text:style-name="T25">t</text:span><text:span text:style-name="T42"> </text:span><text:span text:style-name="T25">=</text:span><text:span text:style-name="T42"> </text:span><text:span text:style-name="T23">ht-&gt;table[hashIndex];</text:span></text:p>
      <text:p text:style-name="P38"><text:span text:style-name="T23">ht-&gt;table[hashIndex</text:span><text:span text:style-name="T25">]</text:span><text:span text:style-name="T34"> </text:span><text:span text:style-name="T25">=</text:span><text:span text:style-name="T34"> </text:span><text:span text:style-name="T23">newLink</text:span><text:span text:style-name="T25">;</text:span><text:span text:style-name="T34"> </text:span><text:span text:style-name="T23">/</text:span><text:span text:style-name="T25">*</text:span><text:span text:style-name="T29"> </text:span><text:span text:style-name="T23">ad</text:span><text:span text:style-name="T25">d</text:span><text:span text:style-name="T34"> </text:span><text:span text:style-name="T23">t</text:span><text:span text:style-name="T25">o</text:span><text:span text:style-name="T34"> </text:span><text:span text:style-name="T23">bucke</text:span><text:span text:style-name="T25">t</text:span><text:span text:style-name="T29"> </text:span><text:span text:style-name="T23">*/</text:span><text:span text:style-name="T24"> </text:span><text:span text:style-name="T23">ht-&gt;count++;</text:span></text:p>
      <text:p text:style-name="P61"><text:span text:style-name="T23"/></text:p>
      <text:p text:style-name="P61"><text:span text:style-name="T23"><text:tab/>i</text:span><text:span text:style-name="T25">f</text:span><text:span text:style-name="T32"> </text:span><text:span text:style-name="T23">((ht-&gt;coun</text:span><text:span text:style-name="T25">t</text:span><text:span text:style-name="T32"> </text:span><text:span text:style-name="T25">/</text:span><text:span text:style-name="T27"> </text:span><text:span text:style-name="T23">(double</text:span><text:span text:style-name="T25">)</text:span><text:span text:style-name="T32"> </text:span><text:span text:style-name="T23">ht-&gt;tablesize</text:span><text:span text:style-name="T25">)</text:span><text:span text:style-name="T27"> </text:span><text:span text:style-name="T25">&gt;</text:span><text:span text:style-name="T32"> </text:span><text:span text:style-name="T23">8.0</text:span><text:span text:style-name="T25">)</text:span><text:span text:style-name="T27"> </text:span><text:span text:style-name="T23">_resizeHashTable(ht);</text:span></text:p>
      <text:p text:style-name="P1"/>
      <text:p text:style-name="P58"><text:span text:style-name="T43">}</text:span></text:p>
      <text:p text:style-name="P1"/>
      <text:p text:style-name="P1"/>
      <text:p text:style-name="P1"/>
      <text:p text:style-name="P1"/>
      <text:p text:style-name="P62"><text:span text:style-name="T25">i</text:span><text:span text:style-name="T23">n</text:span><text:span text:style-name="T25">t</text:span><text:span text:style-name="T32"> </text:span><text:span text:style-name="T23">hashTab</text:span><text:span text:style-name="T25">l</text:span><text:span text:style-name="T23">e</text:span><text:span text:style-name="T36">C</text:span><text:span text:style-name="T23">on</text:span><text:span text:style-name="T25">t</text:span><text:span text:style-name="T23">a</text:span><text:span text:style-name="T25">i</text:span><text:span text:style-name="T23">n</text:span><text:span text:style-name="T25">s</text:span><text:span text:style-name="T27"> </text:span><text:span text:style-name="T23">(s</text:span><text:span text:style-name="T25">t</text:span><text:span text:style-name="T23">ruc</text:span><text:span text:style-name="T25">t</text:span><text:span text:style-name="T27"> </text:span><text:span text:style-name="T23">hashTab</text:span><text:span text:style-name="T25">le</text:span><text:span text:style-name="T27"> </text:span><text:span text:style-name="T25">*</text:span><text:span text:style-name="T28"> </text:span><text:span text:style-name="T23">h</text:span><text:span text:style-name="T25">t,</text:span><text:span text:style-name="T32"> </text:span><text:span text:style-name="T23">T</text:span><text:span text:style-name="T36">YP</text:span><text:span text:style-name="T25">E</text:span><text:span text:style-name="T28"> </text:span><text:span text:style-name="T25">t</text:span><text:span text:style-name="T23">es</text:span><text:span text:style-name="T25">t</text:span><text:span text:style-name="T36">E</text:span><text:span text:style-name="T25">l</text:span><text:span text:style-name="T23">e</text:span><text:span text:style-name="T36">m</text:span><text:span text:style-name="T23">en</text:span><text:span text:style-name="T25">t)</text:span><text:span text:style-name="T32"> </text:span><text:span text:style-name="T25">{</text:span></text:p>
      <text:p text:style-name="P39"><text:tab/><text:span text:style-name="T48">assert(ht != 0);</text:span></text:p>
      <text:p text:style-name="P39"><text:tab/><text:span text:style-name="T52">struct hlink* idx;</text:span></text:p>
      <text:p text:style-name="P39"><text:tab/></text:p>
      <text:p text:style-name="P39"><text:tab/><text:span text:style-name="T48">idx = ht-&gt;table[HASH(testElement) % ht-&gt;tablesize];</text:span></text:p>
      <text:p text:style-name="P39"/>
      <text:p text:style-name="P39"><text:tab/><text:span text:style-name="T48">while(idx != 0){</text:span></text:p>
      <text:p text:style-name="P39"><text:tab/><text:tab/><text:span text:style-name="T48">if(idx-&gt;value == textElement){</text:span></text:p>
      <text:p text:style-name="P39"><text:tab/><text:tab/><text:tab/><text:span text:style-name="T49">return 1;</text:span></text:p>
      <text:p text:style-name="P39"><text:tab/><text:tab/><text:span text:style-name="T49">}else{</text:span></text:p>
      <text:p text:style-name="P39"><text:tab/><text:tab/><text:tab/><text:span text:style-name="T49">idx = idx-&gt;next;</text:span></text:p>
      <text:p text:style-name="P39"><text:tab/><text:tab/><text:span text:style-name="T49">}</text:span></text:p>
      <text:p text:style-name="P39"><text:tab/><text:span text:style-name="T49">}</text:span></text:p>
      <text:p text:style-name="P39"><text:soft-page-break/><text:tab/><text:span text:style-name="T49">return 0;</text:span></text:p>
      <text:p text:style-name="P59"/>
      <text:p text:style-name="P63"><text:span text:style-name="T25">} </text:span></text:p>
      <text:p text:style-name="P64"><text:span text:style-name="T25"/></text:p>
      <text:p text:style-name="P63"><text:span text:style-name="T23">vo</text:span><text:span text:style-name="T25">id</text:span><text:span text:style-name="T27"> </text:span><text:span text:style-name="T23">hashTab</text:span><text:span text:style-name="T25">l</text:span><text:span text:style-name="T23">e</text:span><text:span text:style-name="T36">R</text:span><text:span text:style-name="T23">e</text:span><text:span text:style-name="T36">m</text:span><text:span text:style-name="T23">ov</text:span><text:span text:style-name="T25">e</text:span><text:span text:style-name="T27"> </text:span><text:span text:style-name="T23">(s</text:span><text:span text:style-name="T25">t</text:span><text:span text:style-name="T23">ruc</text:span><text:span text:style-name="T25">t</text:span><text:span text:style-name="T32"> </text:span><text:span text:style-name="T23">h</text:span><text:span text:style-name="T25">a</text:span><text:span text:style-name="T23">sh</text:span><text:span text:style-name="T36">T</text:span><text:span text:style-name="T23">ab</text:span><text:span text:style-name="T25">le</text:span><text:span text:style-name="T27"> </text:span><text:span text:style-name="T25">*</text:span><text:span text:style-name="T32"> </text:span><text:span text:style-name="T23">h</text:span><text:span text:style-name="T25">t,</text:span><text:span text:style-name="T27"> </text:span><text:span text:style-name="T36">TYP</text:span><text:span text:style-name="T25">E</text:span><text:span text:style-name="T27"> </text:span><text:span text:style-name="T25">t</text:span><text:span text:style-name="T23">es</text:span><text:span text:style-name="T25">t</text:span><text:span text:style-name="T36">E</text:span><text:span text:style-name="T25">l</text:span><text:span text:style-name="T23">e</text:span><text:span text:style-name="T36">m</text:span><text:span text:style-name="T23">en</text:span><text:span text:style-name="T25">t)</text:span><text:span text:style-name="T32"> </text:span><text:span text:style-name="T25">{</text:span></text:p>
      <text:p text:style-name="P39"><text:tab/><text:span text:style-name="T50">assert(ht != 0);</text:span></text:p>
      <text:p text:style-name="P42"><text:tab/><text:span text:style-name="T52">struct hlink* idx, prev;</text:span></text:p>
      <text:p text:style-name="P42"><text:tab/></text:p>
      <text:p text:style-name="P42"><text:tab/><text:span text:style-name="T48">idx = ht-&gt;table[HASH(testElement) % ht-&gt;tablesize];</text:span></text:p>
      <text:p text:style-name="P42"/>
      <text:p text:style-name="P42"><text:tab/><text:span text:style-name="T48">while(idx != 0){</text:span></text:p>
      <text:p text:style-name="P42"><text:tab/><text:tab/><text:span text:style-name="T48">if(idx-&gt;value == textElement){</text:span></text:p>
      <text:p text:style-name="P42"><text:tab/><text:tab/><text:tab/><text:span text:style-name="T51">prev-&gt;next = idx-&gt;next;</text:span></text:p>
      <text:p text:style-name="P42"><text:tab/><text:tab/><text:tab/><text:span text:style-name="T51">free(idx);</text:span></text:p>
      <text:p text:style-name="P42"><text:tab/><text:tab/><text:tab/><text:span text:style-name="T51">return;</text:span></text:p>
      <text:p text:style-name="P42"><text:tab/><text:tab/><text:span text:style-name="T49">}else{</text:span></text:p>
      <text:p text:style-name="P42"><text:tab/><text:tab/><text:tab/><text:span text:style-name="T51">prev = idx;</text:span></text:p>
      <text:p text:style-name="P42"><text:tab/><text:tab/><text:tab/><text:span text:style-name="T49">idx = idx-&gt;next;</text:span></text:p>
      <text:p text:style-name="P42"><text:tab/><text:tab/><text:span text:style-name="T49">}</text:span></text:p>
      <text:p text:style-name="P42"><text:tab/><text:span text:style-name="T49">}</text:span></text:p>
      <text:p text:style-name="P39"/>
      <text:p text:style-name="P59"><text:span text:style-name="T43">}</text:span></text:p>
      <text:p text:style-name="P61"><text:span text:style-name="T23"/></text:p>
      <text:p text:style-name="P62"><text:span text:style-name="T23">vo</text:span><text:span text:style-name="T25">id</text:span><text:span text:style-name="T27"> </text:span><text:span text:style-name="T23">res</text:span><text:span text:style-name="T25">i</text:span><text:span text:style-name="T23">zeTab</text:span><text:span text:style-name="T25">le</text:span><text:span text:style-name="T28"> </text:span><text:span text:style-name="T23">(s</text:span><text:span text:style-name="T25">t</text:span><text:span text:style-name="T23">ruc</text:span><text:span text:style-name="T25">t</text:span><text:span text:style-name="T27"> </text:span><text:span text:style-name="T23">hashTab</text:span><text:span text:style-name="T25">le</text:span><text:span text:style-name="T28"> </text:span><text:span text:style-name="T23">*h</text:span><text:span text:style-name="T25">t)</text:span><text:span text:style-name="T27"> </text:span><text:span text:style-name="T25">{</text:span></text:p>
      <text:p text:style-name="P67"><text:tab/></text:p>
      <text:p text:style-name="P39"><text:tab/><text:span text:style-name="T52">assert(ht != 0);</text:span></text:p>
      <text:p text:style-name="P43"><text:tab/><text:span text:style-name="T52">struct hlink** temp = (struct hlink**)malloc((ht-&gt;tablesize * 2) * sizeof(struct hlink*));</text:span></text:p>
      <text:p text:style-name="P39"><text:tab/><text:span text:style-name="T53">assert(temp != );</text:span></text:p>
      <text:p text:style-name="P44"><text:tab/><text:span text:style-name="T55">struct hlink* list;</text:span></text:p>
      <text:p text:style-name="P44"><text:tab/><text:span text:style-name="T57">ht-&gt;tablesize *= 2;</text:span></text:p>
      <text:p text:style-name="P44"/>
      <text:p text:style-name="P39"><text:tab/><text:span text:style-name="T54">for(int i = 0; i &lt; ht-&gt;tablesize/2; i++){</text:span></text:p>
      <text:p text:style-name="P44"><text:tab/><text:tab/><text:span text:style-name="T55">list = ht-&gt;table[i];<text:tab/><text:tab/><text:tab/>//pointer to start of list</text:span></text:p>
      <text:p text:style-name="P44"><text:span text:style-name="T54"><text:tab/><text:tab/>while(list != 0){</text:span></text:p>
      <text:p text:style-name="P44"><text:tab/><text:tab/><text:tab/><text:span text:style-name="T59">hashTableAdd(temp, list-&gt;value);</text:span></text:p>
      <text:p text:style-name="P44"><text:tab/><text:tab/><text:tab/><text:span text:style-name="T60">list = list-&gt;next;</text:span></text:p>
      <text:p text:style-name="P44"><text:tab/><text:tab/><text:span text:style-name="T59">}</text:span></text:p>
      <text:p text:style-name="P47"><text:tab/><text:span text:style-name="T59">}</text:span></text:p>
      <text:p text:style-name="P47"><text:tab/><text:span text:style-name="T59">free(ht-&gt;table);</text:span></text:p>
      <text:p text:style-name="P47"><text:tab/><text:span text:style-name="T59">ht-&gt;table = temp;</text:span></text:p>
      <text:p text:style-name="P47"><text:tab/><text:span text:style-name="T59">temp = 0;</text:span><text:tab/></text:p>
      <text:p text:style-name="P39"><text:tab/><text:tab/><text:span text:style-name="T23"><text:tab/></text:span></text:p>
      <text:p text:style-name="P65"><text:span text:style-name="T25">}</text:span></text:p>
      <text:p text:style-name="P60"><text:span text:style-name="T4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line-height="0.139in"/>
      <style:text-properties fo:font-size="10pt" style:font-size-asian="10pt"/>
    </style:style>
    <style:style style:name="MP2" style:family="paragraph" style:parent-style-name="Frame_20_contents">
      <style:paragraph-properties fo:margin-left="0.0138in" fo:margin-right="0in" fo:line-height="0.1839in" fo:text-indent="0in" style:auto-text-indent="false"/>
    </style:style>
    <style:style style:name="MP3" style:family="paragraph" style:parent-style-name="Frame_20_contents">
      <style:paragraph-properties fo:margin-left="0.028in" fo:margin-right="0in" fo:line-height="0.1839in" fo:text-indent="0in" style:auto-text-indent="false"/>
    </style:style>
    <style:style style:name="MP4" style:family="paragraph" style:parent-style-name="Frame_20_contents">
      <style:paragraph-properties fo:margin-left="0.0138in" fo:margin-right="0in" fo:line-height="0.2043in" fo:text-indent="0in" style:auto-text-indent="false"/>
    </style:style>
    <style:style style:name="MT1" style:family="text">
      <style:text-properties style:font-name="Times New Roman" fo:font-size="12pt" fo:letter-spacing="normal" fo:font-weight="normal" style:font-size-asian="12pt" style:font-weight-asian="normal" style:text-scale="100%"/>
    </style:style>
    <style:style style:name="MT2" style:family="text">
      <style:text-properties style:font-name="Times New Roman" fo:font-size="12pt" fo:letter-spacing="-0.0035in" fo:font-weight="normal" style:font-size-asian="12pt" style:font-weight-asian="normal" style:text-scale="100%"/>
    </style:style>
    <style:style style:name="MT3" style:family="text">
      <style:text-properties style:font-name="Times New Roman" fo:font-size="12pt" fo:letter-spacing="-0.0043in" fo:font-weight="normal" style:font-size-asian="12pt" style:font-weight-asian="normal" style:text-scale="100%"/>
    </style:style>
    <style:style style:name="MT4" style:family="text">
      <style:text-properties style:font-name="Times New Roman" fo:font-size="12pt" fo:letter-spacing="-0.0028in" fo:font-weight="normal" style:font-size-asian="12pt" style:font-weight-asian="normal" style:text-scale="100%"/>
    </style:style>
    <style:style style:name="MT5" style:family="text">
      <style:text-properties style:font-name="Times New Roman" fo:font-size="12pt" fo:letter-spacing="0.0311in" fo:font-weight="normal" style:font-size-asian="12pt" style:font-weight-asian="normal" style:text-scale="100%"/>
    </style:style>
    <style:style style:name="MT6" style:family="text">
      <style:text-properties style:font-name="Arial" fo:font-size="14pt" fo:letter-spacing="0.0008in" fo:font-weight="normal" style:font-size-asian="14pt" style:font-weight-asian="normal" style:text-scale="100%"/>
    </style:style>
    <style:style style:name="MT7" style:family="text">
      <style:text-properties style:font-name="Arial" fo:font-size="14pt" fo:letter-spacing="normal" fo:font-weight="normal" style:font-size-asian="14pt" style:font-weight-asian="normal" style:text-scale="100%"/>
    </style:style>
    <style:style style:name="MT8" style:family="text">
      <style:text-properties style:font-name="Arial" fo:font-size="14pt" fo:letter-spacing="-0.0055in" fo:font-weight="normal" style:font-size-asian="14pt" style:font-weight-asian="normal" style:text-scale="100%"/>
    </style:style>
    <style:style style:name="MT9" style:family="text">
      <style:text-properties style:font-name="Arial" fo:font-size="14pt" fo:letter-spacing="-0.0063in" fo:font-weight="normal" style:font-size-asian="14pt" style:font-weight-asian="normal" style:text-scale="100%"/>
    </style:style>
    <style:style style:name="MT10" style:family="text">
      <style:text-properties style:font-name="Arial" fo:font-size="14pt" fo:letter-spacing="-0.0008in" fo:font-weight="normal" style:font-size-asian="14pt" style:font-weight-asian="normal" style:text-scale="100%"/>
    </style:style>
    <style:style style:name="MT11" style:family="text">
      <style:text-properties style:font-name="Arial" fo:font-size="14pt" fo:letter-spacing="-0.002in" fo:font-weight="normal" style:font-size-asian="14pt" style:font-weight-asian="normal" style:text-scale="100%"/>
    </style:style>
    <style:style style:name="MT12" style:family="text">
      <style:text-properties style:font-name="Arial" fo:font-size="14pt" fo:letter-spacing="-0.0043in" fo:font-weight="normal" style:font-size-asian="14pt" style:font-weight-asian="normal" style:text-scale="100%"/>
    </style:style>
    <style:style style:name="MT13" style:family="text">
      <style:text-properties style:font-name="Arial" fo:font-size="14pt" fo:letter-spacing="0.0016in" fo:font-weight="normal" style:font-size-asian="14pt" style:font-weight-asian="normal" style:text-scale="100%"/>
    </style:style>
    <style:style style:name="Mfr1" style:family="graphic" style:parent-style-name="Frame">
      <style:graphic-properties style:run-through="background" style:wrap="run-through" style:number-wrapped-paragraphs="no-limit" style:vertical-pos="from-top" style:vertical-rel="page" style:horizontal-pos="from-left" style:horizontal-rel="page" fo:background-color="#ffffff" style:background-transparency="100%" draw:fill="solid" draw:fill-color="#ffffff" draw:opacity="0%" fo:padding="0in" fo:border="0.74pt solid #000000" style:writing-mode="lr-tb"/>
    </style:style>
    <style:page-layout style:name="Mpm1">
      <style:page-layout-properties fo:page-width="8.5in" fo:page-height="11in" style:num-format="1" style:print-orientation="portrait" fo:margin-top="0.5193in" fo:margin-bottom="0.5752in" fo:margin-left="1.1807in" fo:margin-right="1.1665in" style:writing-mode="lr-tb" style:layout-grid-color="#c0c0c0" style:layout-grid-lines="244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1in" fo:margin-left="0in" fo:margin-right="0in" fo:margin-bottom="0.122in" style:dynamic-spacing="true"/>
      </style:header-style>
      <style:footer-style>
        <style:header-footer-properties fo:min-height="0.1335in" fo:margin-left="0in" fo:margin-right="0in" fo:margin-top="0.0937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5193in" fo:margin-bottom="0.5752in" fo:margin-left="1.1665in" fo:margin-right="1.1665in" style:writing-mode="lr-tb" style:layout-grid-color="#c0c0c0" style:layout-grid-lines="24412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61in" fo:margin-left="0in" fo:margin-right="0in" fo:margin-bottom="0.122in" style:dynamic-spacing="true"/>
      </style:header-style>
      <style:footer-style>
        <style:header-footer-properties fo:min-height="0.1335in" fo:margin-left="0in" fo:margin-right="0in" fo:margin-top="0.0937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Frame1" text:anchor-type="char" svg:x="1.2362in" svg:y="0.5055in" svg:width="3.3602in" svg:height="0.1945in" draw:z-index="2"><draw:text-box><text:p text:style-name="MP2"><text:span text:style-name="MT1">Worksheet</text:span><text:span text:style-name="MT2"> </text:span><text:span text:style-name="MT1">38:</text:span><text:span text:style-name="MT2"> </text:span><text:span text:style-name="MT1">Hash</text:span><text:span text:style-name="MT3"> </text:span><text:span text:style-name="MT1">Tables</text:span><text:span text:style-name="MT2"> </text:span><text:span text:style-name="MT1">with</text:span><text:span text:style-name="MT4"> </text:span><text:span text:style-name="MT1">Buckets </text:span><text:span text:style-name="MT5"><text:s/></text:span><text:span text:style-name="MT1">Name:</text:span></text:p></draw:text-box></draw:frame></text:p>
      </style:header>
      <style:footer>
        <text:p text:style-name="MP1"><draw:frame draw:style-name="Mfr1" draw:name="1" text:anchor-type="char" svg:x="7.139in" svg:y="10.272in" svg:width="0.139in" svg:height="0.1945in" draw:z-index="0"><draw:text-box><text:p text:style-name="MP3"><text:page-number text:select-page="current">1</text:page-number></text:p></draw:text-box></draw:frame><draw:frame draw:style-name="Mfr1" draw:name="2" text:anchor-type="char" svg:x="1.6902in" svg:y="10.2937in" svg:width="4.8693in" svg:height="0.2217in" draw:z-index="1"><draw:text-box><text:p text:style-name="MP4"><text:span text:style-name="MT6">A</text:span><text:span text:style-name="MT7">n</text:span><text:span text:style-name="MT8"> </text:span><text:span text:style-name="MT6">A</text:span><text:span text:style-name="MT7">ctive</text:span><text:span text:style-name="MT9"> </text:span><text:span text:style-name="MT10">Le</text:span><text:span text:style-name="MT7">arning</text:span><text:span text:style-name="MT8"> </text:span><text:span text:style-name="MT6">App</text:span><text:span text:style-name="MT7">r</text:span><text:span text:style-name="MT10">o</text:span><text:span text:style-name="MT7">ach</text:span><text:span text:style-name="MT8"> </text:span><text:span text:style-name="MT7">to</text:span><text:span text:style-name="MT9"> </text:span><text:span text:style-name="MT10">D</text:span><text:span text:style-name="MT7">ata</text:span><text:span text:style-name="MT8"> </text:span><text:span text:style-name="MT11">S</text:span><text:span text:style-name="MT7">tr</text:span><text:span text:style-name="MT10">u</text:span><text:span text:style-name="MT7">ct</text:span><text:span text:style-name="MT10">u</text:span><text:span text:style-name="MT7">r</text:span><text:span text:style-name="MT10">e</text:span><text:span text:style-name="MT7">s</text:span><text:span text:style-name="MT12"> </text:span><text:span text:style-name="MT10">u</text:span><text:span text:style-name="MT13">s</text:span><text:span text:style-name="MT7">ing</text:span><text:span text:style-name="MT8"> </text:span><text:span text:style-name="MT7">C</text:span></text:p></draw:text-box></draw:frame></text:p>
      </style:footer>
    </style:master-page>
    <style:master-page style:name="Converted1" style:page-layout-name="Mpm2">
      <style:header>
        <text:p text:style-name="Header"/>
      </style:header>
      <style:footer>
        <text:p text:style-name="Footer"/>
      </style:footer>
    </style:master-page>
    <style:master-page style:name="Converted2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inisa</meta:initial-creator>
    <meta:creation-date>2012-06-04T21:48:00</meta:creation-date>
    <dc:date>2019-08-07T01:39:15.536687869</dc:date>
    <dc:title>Worksheet38.lists</dc:title>
    <meta:generator>LibreOffice/6.1.5.2$Linux_X86_64 LibreOffice_project/10$Build-2</meta:generator>
    <meta:editing-duration>PT11M14S</meta:editing-duration>
    <meta:editing-cycles>6</meta:editing-cycles>
    <meta:document-statistic meta:table-count="0" meta:image-count="0" meta:object-count="0" meta:page-count="3" meta:paragraph-count="94" meta:word-count="760" meta:character-count="4733" meta:non-whitespace-character-count="3972"/>
  </office:meta>
</office:document-meta>
</file>